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ext-properties style:text-underline-style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style:text-underline-style="none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10" office:value-type="string" calcext:value-type="string">
            <text:p>BMB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10% s = 1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96625" calcext:value-type="float">
            <text:p>0,296625</text:p>
          </table:table-cell>
          <table:table-cell office:value-type="float" office:value="478" calcext:value-type="float">
            <text:p>478</text:p>
          </table:table-cell>
          <table:table-cell office:value-type="float" office:value="0.412932" calcext:value-type="float">
            <text:p>0,412932</text:p>
          </table:table-cell>
          <table:table-cell table:style-name="ce1" office:value-type="float" office:value="171361905" calcext:value-type="float">
            <text:p>171361905</text:p>
          </table:table-cell>
          <table:table-cell office:value-type="float" office:value="7.47132" calcext:value-type="float">
            <text:p>7,47132</text:p>
          </table:table-cell>
          <table:table-cell office:value-type="float" office:value="1804" calcext:value-type="float">
            <text:p>1804</text:p>
          </table:table-cell>
          <table:table-cell office:value-type="float" office:value="9.87646" calcext:value-type="float">
            <text:p>9,87646</text:p>
          </table:table-cell>
          <table:table-cell table:style-name="ce1" office:value-type="float" office:value="2691178806" calcext:value-type="float">
            <text:p>2691178806</text:p>
          </table:table-cell>
          <table:table-cell office:value-type="float" office:value="0.402978" calcext:value-type="float">
            <text:p>0,402978</text:p>
          </table:table-cell>
          <table:table-cell office:value-type="float" office:value="465" calcext:value-type="float">
            <text:p>465</text:p>
          </table:table-cell>
          <table:table-cell office:value-type="float" office:value="0.556165" calcext:value-type="float">
            <text:p>0,556165</text:p>
          </table:table-cell>
          <table:table-cell table:style-name="ce1" office:value-type="float" office:value="199082722" calcext:value-type="float">
            <text:p>199082722</text:p>
          </table:table-cell>
          <table:table-cell office:value-type="float" office:value="2.02152" calcext:value-type="float">
            <text:p>2,02152</text:p>
          </table:table-cell>
          <table:table-cell office:value-type="float" office:value="1192" calcext:value-type="float">
            <text:p>1192</text:p>
          </table:table-cell>
          <table:table-cell office:value-type="float" office:value="2.98228" calcext:value-type="float">
            <text:p>2,98228</text:p>
          </table:table-cell>
          <table:table-cell table:style-name="ce1" office:value-type="float" office:value="443946525" calcext:value-type="float">
            <text:p>443946525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96625" calcext:value-type="float">
            <text:p>0,296625</text:p>
          </table:table-cell>
          <table:table-cell office:value-type="float" office:value="478" calcext:value-type="float">
            <text:p>478</text:p>
          </table:table-cell>
          <table:table-cell office:value-type="float" office:value="0.412932" calcext:value-type="float">
            <text:p>0,412932</text:p>
          </table:table-cell>
          <table:table-cell table:style-name="ce1" office:value-type="float" office:value="166373843" calcext:value-type="float">
            <text:p>166373843</text:p>
          </table:table-cell>
          <table:table-cell office:value-type="float" office:value="7.47132" calcext:value-type="float">
            <text:p>7,47132</text:p>
          </table:table-cell>
          <table:table-cell office:value-type="float" office:value="1804" calcext:value-type="float">
            <text:p>1804</text:p>
          </table:table-cell>
          <table:table-cell office:value-type="float" office:value="9.87646" calcext:value-type="float">
            <text:p>9,87646</text:p>
          </table:table-cell>
          <table:table-cell table:style-name="ce1" office:value-type="float" office:value="2650450964" calcext:value-type="float">
            <text:p>2650450964</text:p>
          </table:table-cell>
          <table:table-cell office:value-type="float" office:value="0.402978" calcext:value-type="float">
            <text:p>0,402978</text:p>
          </table:table-cell>
          <table:table-cell office:value-type="float" office:value="465" calcext:value-type="float">
            <text:p>465</text:p>
          </table:table-cell>
          <table:table-cell office:value-type="float" office:value="0.556165" calcext:value-type="float">
            <text:p>0,556165</text:p>
          </table:table-cell>
          <table:table-cell table:style-name="ce1" office:value-type="float" office:value="192089349" calcext:value-type="float">
            <text:p>192089349</text:p>
          </table:table-cell>
          <table:table-cell office:value-type="float" office:value="2.02152" calcext:value-type="float">
            <text:p>2,02152</text:p>
          </table:table-cell>
          <table:table-cell office:value-type="float" office:value="1192" calcext:value-type="float">
            <text:p>1192</text:p>
          </table:table-cell>
          <table:table-cell office:value-type="float" office:value="2.98228" calcext:value-type="float">
            <text:p>2,98228</text:p>
          </table:table-cell>
          <table:table-cell table:style-name="ce1" office:value-type="float" office:value="449823537" calcext:value-type="float">
            <text:p>449823537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96625" calcext:value-type="float">
            <text:p>0,296625</text:p>
          </table:table-cell>
          <table:table-cell office:value-type="float" office:value="478" calcext:value-type="float">
            <text:p>478</text:p>
          </table:table-cell>
          <table:table-cell office:value-type="float" office:value="0.412932" calcext:value-type="float">
            <text:p>0,412932</text:p>
          </table:table-cell>
          <table:table-cell table:style-name="ce1" office:value-type="float" office:value="161581700" calcext:value-type="float">
            <text:p>161581700</text:p>
          </table:table-cell>
          <table:table-cell office:value-type="float" office:value="7.47132" calcext:value-type="float">
            <text:p>7,47132</text:p>
          </table:table-cell>
          <table:table-cell office:value-type="float" office:value="1804" calcext:value-type="float">
            <text:p>1804</text:p>
          </table:table-cell>
          <table:table-cell office:value-type="float" office:value="9.87646" calcext:value-type="float">
            <text:p>9,87646</text:p>
          </table:table-cell>
          <table:table-cell table:style-name="ce1" office:value-type="float" office:value="2631129277" calcext:value-type="float">
            <text:p>2631129277</text:p>
          </table:table-cell>
          <table:table-cell office:value-type="float" office:value="0.402978" calcext:value-type="float">
            <text:p>0,402978</text:p>
          </table:table-cell>
          <table:table-cell office:value-type="float" office:value="465" calcext:value-type="float">
            <text:p>465</text:p>
          </table:table-cell>
          <table:table-cell office:value-type="float" office:value="0.556165" calcext:value-type="float">
            <text:p>0,556165</text:p>
          </table:table-cell>
          <table:table-cell table:style-name="ce1" office:value-type="float" office:value="196422225" calcext:value-type="float">
            <text:p>196422225</text:p>
          </table:table-cell>
          <table:table-cell office:value-type="float" office:value="2.02152" calcext:value-type="float">
            <text:p>2,02152</text:p>
          </table:table-cell>
          <table:table-cell office:value-type="float" office:value="1192" calcext:value-type="float">
            <text:p>1192</text:p>
          </table:table-cell>
          <table:table-cell office:value-type="float" office:value="2.98228" calcext:value-type="float">
            <text:p>2,98228</text:p>
          </table:table-cell>
          <table:table-cell table:style-name="ce1" office:value-type="float" office:value="448542192" calcext:value-type="float">
            <text:p>448542192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96625" calcext:value-type="float">
            <text:p>0,296625</text:p>
          </table:table-cell>
          <table:table-cell office:value-type="float" office:value="478" calcext:value-type="float">
            <text:p>478</text:p>
          </table:table-cell>
          <table:table-cell office:value-type="float" office:value="0.412932" calcext:value-type="float">
            <text:p>0,412932</text:p>
          </table:table-cell>
          <table:table-cell table:style-name="ce1" office:value-type="float" office:value="162037184" calcext:value-type="float">
            <text:p>162037184</text:p>
          </table:table-cell>
          <table:table-cell office:value-type="float" office:value="7.47132" calcext:value-type="float">
            <text:p>7,47132</text:p>
          </table:table-cell>
          <table:table-cell office:value-type="float" office:value="1804" calcext:value-type="float">
            <text:p>1804</text:p>
          </table:table-cell>
          <table:table-cell office:value-type="float" office:value="9.87646" calcext:value-type="float">
            <text:p>9,87646</text:p>
          </table:table-cell>
          <table:table-cell table:style-name="ce1" office:value-type="float" office:value="2641755730" calcext:value-type="float">
            <text:p>2641755730</text:p>
          </table:table-cell>
          <table:table-cell office:value-type="float" office:value="0.402978" calcext:value-type="float">
            <text:p>0,402978</text:p>
          </table:table-cell>
          <table:table-cell office:value-type="float" office:value="465" calcext:value-type="float">
            <text:p>465</text:p>
          </table:table-cell>
          <table:table-cell office:value-type="float" office:value="0.556165" calcext:value-type="float">
            <text:p>0,556165</text:p>
          </table:table-cell>
          <table:table-cell table:style-name="ce1" office:value-type="float" office:value="194761425" calcext:value-type="float">
            <text:p>194761425</text:p>
          </table:table-cell>
          <table:table-cell office:value-type="float" office:value="2.02152" calcext:value-type="float">
            <text:p>2,02152</text:p>
          </table:table-cell>
          <table:table-cell office:value-type="float" office:value="1192" calcext:value-type="float">
            <text:p>1192</text:p>
          </table:table-cell>
          <table:table-cell office:value-type="float" office:value="2.98228" calcext:value-type="float">
            <text:p>2,98228</text:p>
          </table:table-cell>
          <table:table-cell table:style-name="ce1" office:value-type="float" office:value="445605043" calcext:value-type="float">
            <text:p>445605043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96625" calcext:value-type="float">
            <text:p>0,296625</text:p>
          </table:table-cell>
          <table:table-cell office:value-type="float" office:value="478" calcext:value-type="float">
            <text:p>478</text:p>
          </table:table-cell>
          <table:table-cell office:value-type="float" office:value="0.412932" calcext:value-type="float">
            <text:p>0,412932</text:p>
          </table:table-cell>
          <table:table-cell table:style-name="ce1" office:value-type="float" office:value="161780345" calcext:value-type="float">
            <text:p>161780345</text:p>
          </table:table-cell>
          <table:table-cell office:value-type="float" office:value="7.47132" calcext:value-type="float">
            <text:p>7,47132</text:p>
          </table:table-cell>
          <table:table-cell office:value-type="float" office:value="1804" calcext:value-type="float">
            <text:p>1804</text:p>
          </table:table-cell>
          <table:table-cell office:value-type="float" office:value="9.87646" calcext:value-type="float">
            <text:p>9,87646</text:p>
          </table:table-cell>
          <table:table-cell table:style-name="ce1" office:value-type="float" office:value="2657431797" calcext:value-type="float">
            <text:p>2657431797</text:p>
          </table:table-cell>
          <table:table-cell office:value-type="float" office:value="0.402978" calcext:value-type="float">
            <text:p>0,402978</text:p>
          </table:table-cell>
          <table:table-cell office:value-type="float" office:value="465" calcext:value-type="float">
            <text:p>465</text:p>
          </table:table-cell>
          <table:table-cell office:value-type="float" office:value="0.556165" calcext:value-type="float">
            <text:p>0,556165</text:p>
          </table:table-cell>
          <table:table-cell table:style-name="ce1" office:value-type="float" office:value="195537655" calcext:value-type="float">
            <text:p>195537655</text:p>
          </table:table-cell>
          <table:table-cell office:value-type="float" office:value="2.02152" calcext:value-type="float">
            <text:p>2,02152</text:p>
          </table:table-cell>
          <table:table-cell office:value-type="float" office:value="1192" calcext:value-type="float">
            <text:p>1192</text:p>
          </table:table-cell>
          <table:table-cell office:value-type="float" office:value="2.98228" calcext:value-type="float">
            <text:p>2,98228</text:p>
          </table:table-cell>
          <table:table-cell table:style-name="ce1" office:value-type="float" office:value="450742129" calcext:value-type="float">
            <text:p>450742129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296625" calcext:value-type="float">
            <text:p>0,296625</text:p>
          </table:table-cell>
          <table:table-cell table:formula="of:=([.C3]+[.C4]+[.C5]+[.C6]+[.C7])/5" office:value-type="float" office:value="478" calcext:value-type="float">
            <text:p>478</text:p>
          </table:table-cell>
          <table:table-cell table:formula="of:=([.D3]+[.D4]+[.D5]+[.D6]+[.D7])/5" office:value-type="float" office:value="0.412932" calcext:value-type="float">
            <text:p>0,412932</text:p>
          </table:table-cell>
          <table:table-cell table:style-name="ce1" table:formula="of:=([.E3]+[.E4]+[.E5]+[.E6]+[.E7])/5" office:value-type="float" office:value="164626995.4" calcext:value-type="float">
            <text:p>164626995,4</text:p>
          </table:table-cell>
          <table:table-cell table:formula="of:=([.F3]+[.F4]+[.F5]+[.F6]+[.F7])/5" office:value-type="float" office:value="7.47132" calcext:value-type="float">
            <text:p>7,47132</text:p>
          </table:table-cell>
          <table:table-cell table:formula="of:=([.G3]+[.G4]+[.G5]+[.G6]+[.G7])/5" office:value-type="float" office:value="1804" calcext:value-type="float">
            <text:p>1804</text:p>
          </table:table-cell>
          <table:table-cell table:formula="of:=([.H3]+[.H4]+[.H5]+[.H6]+[.H7])/5" office:value-type="float" office:value="9.87646" calcext:value-type="float">
            <text:p>9,87646</text:p>
          </table:table-cell>
          <table:table-cell table:style-name="ce1" table:formula="of:=([.I3]+[.I4]+[.I5]+[.I6]+[.I7])/5" office:value-type="float" office:value="2654389314.8" calcext:value-type="float">
            <text:p>2654389314,8</text:p>
          </table:table-cell>
          <table:table-cell table:formula="of:=([.J3]+[.J4]+[.J5]+[.J6]+[.J7])/5" office:value-type="float" office:value="0.402978" calcext:value-type="float">
            <text:p>0,402978</text:p>
          </table:table-cell>
          <table:table-cell table:formula="of:=([.K3]+[.K4]+[.K5]+[.K6]+[.K7])/5" office:value-type="float" office:value="465" calcext:value-type="float">
            <text:p>465</text:p>
          </table:table-cell>
          <table:table-cell table:formula="of:=([.L3]+[.L4]+[.L5]+[.L6]+[.L7])/5" office:value-type="float" office:value="0.556165" calcext:value-type="float">
            <text:p>0,556165</text:p>
          </table:table-cell>
          <table:table-cell table:style-name="ce1" table:formula="of:=([.M3]+[.M4]+[.M5]+[.M6]+[.M7])/5" office:value-type="float" office:value="195578675.2" calcext:value-type="float">
            <text:p>195578675,2</text:p>
          </table:table-cell>
          <table:table-cell table:formula="of:=([.N3]+[.N4]+[.N5]+[.N6]+[.N7])/5" office:value-type="float" office:value="2.02152" calcext:value-type="float">
            <text:p>2,02152</text:p>
          </table:table-cell>
          <table:table-cell table:formula="of:=([.O3]+[.O4]+[.O5]+[.O6]+[.O7])/5" office:value-type="float" office:value="1192" calcext:value-type="float">
            <text:p>1192</text:p>
          </table:table-cell>
          <table:table-cell table:formula="of:=([.P3]+[.P4]+[.P5]+[.P6]+[.P7])/5" office:value-type="float" office:value="2.98228" calcext:value-type="float">
            <text:p>2,98228</text:p>
          </table:table-cell>
          <table:table-cell table:style-name="ce1" table:formula="of:=([.Q3]+[.Q4]+[.Q5]+[.Q6]+[.Q7])/5" office:value-type="float" office:value="447731885.2" calcext:value-type="float">
            <text:p>447731885,2</text:p>
          </table:table-cell>
        </table:table-row>
        <table:table-row table:style-name="ro1">
          <table:table-cell table:style-name="ce1" office:value-type="string" calcext:value-type="string">
            <text:p>1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Default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93774" calcext:value-type="float">
            <text:p>0,293774</text:p>
          </table:table-cell>
          <table:table-cell office:value-type="float" office:value="490" calcext:value-type="float">
            <text:p>490</text:p>
          </table:table-cell>
          <table:table-cell office:value-type="float" office:value="0.408528" calcext:value-type="float">
            <text:p>0,408528</text:p>
          </table:table-cell>
          <table:table-cell table:style-name="ce1" office:value-type="float" office:value="172278612" calcext:value-type="float">
            <text:p>172278612</text:p>
          </table:table-cell>
          <table:table-cell office:value-type="float" office:value="7.46553" calcext:value-type="float">
            <text:p>7,46553</text:p>
          </table:table-cell>
          <table:table-cell office:value-type="float" office:value="1832" calcext:value-type="float">
            <text:p>1832</text:p>
          </table:table-cell>
          <table:table-cell office:value-type="float" office:value="9.84288" calcext:value-type="float">
            <text:p>9,84288</text:p>
          </table:table-cell>
          <table:table-cell table:style-name="ce1" office:value-type="float" office:value="2614371252" calcext:value-type="float">
            <text:p>2614371252</text:p>
          </table:table-cell>
          <table:table-cell office:value-type="float" office:value="0.404954" calcext:value-type="float">
            <text:p>0,404954</text:p>
          </table:table-cell>
          <table:table-cell office:value-type="float" office:value="488" calcext:value-type="float">
            <text:p>488</text:p>
          </table:table-cell>
          <table:table-cell office:value-type="float" office:value="0.566738" calcext:value-type="float">
            <text:p>0,566738</text:p>
          </table:table-cell>
          <table:table-cell table:style-name="ce1" office:value-type="float" office:value="207820293" calcext:value-type="float">
            <text:p>207820293</text:p>
          </table:table-cell>
          <table:table-cell office:value-type="float" office:value="2.01022" calcext:value-type="float">
            <text:p>2,01022</text:p>
          </table:table-cell>
          <table:table-cell office:value-type="float" office:value="1172" calcext:value-type="float">
            <text:p>1172</text:p>
          </table:table-cell>
          <table:table-cell office:value-type="float" office:value="2.9812" calcext:value-type="float">
            <text:p>2,9812</text:p>
          </table:table-cell>
          <table:table-cell table:style-name="ce1" office:value-type="float" office:value="458606425" calcext:value-type="float">
            <text:p>458606425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93774" calcext:value-type="float">
            <text:p>0,293774</text:p>
          </table:table-cell>
          <table:table-cell office:value-type="float" office:value="490" calcext:value-type="float">
            <text:p>490</text:p>
          </table:table-cell>
          <table:table-cell office:value-type="float" office:value="0.408528" calcext:value-type="float">
            <text:p>0,408528</text:p>
          </table:table-cell>
          <table:table-cell table:style-name="ce1" office:value-type="float" office:value="176660012" calcext:value-type="float">
            <text:p>176660012</text:p>
          </table:table-cell>
          <table:table-cell office:value-type="float" office:value="7.46553" calcext:value-type="float">
            <text:p>7,46553</text:p>
          </table:table-cell>
          <table:table-cell office:value-type="float" office:value="1832" calcext:value-type="float">
            <text:p>1832</text:p>
          </table:table-cell>
          <table:table-cell office:value-type="float" office:value="9.84288" calcext:value-type="float">
            <text:p>9,84288</text:p>
          </table:table-cell>
          <table:table-cell table:style-name="ce1" office:value-type="float" office:value="2574343510" calcext:value-type="float">
            <text:p>2574343510</text:p>
          </table:table-cell>
          <table:table-cell office:value-type="float" office:value="0.404954" calcext:value-type="float">
            <text:p>0,404954</text:p>
          </table:table-cell>
          <table:table-cell office:value-type="float" office:value="488" calcext:value-type="float">
            <text:p>488</text:p>
          </table:table-cell>
          <table:table-cell office:value-type="float" office:value="0.566738" calcext:value-type="float">
            <text:p>0,566738</text:p>
          </table:table-cell>
          <table:table-cell table:style-name="ce1" office:value-type="float" office:value="212718183" calcext:value-type="float">
            <text:p>212718183</text:p>
          </table:table-cell>
          <table:table-cell office:value-type="float" office:value="2.01022" calcext:value-type="float">
            <text:p>2,01022</text:p>
          </table:table-cell>
          <table:table-cell office:value-type="float" office:value="1172" calcext:value-type="float">
            <text:p>1172</text:p>
          </table:table-cell>
          <table:table-cell office:value-type="float" office:value="2.9812" calcext:value-type="float">
            <text:p>2,9812</text:p>
          </table:table-cell>
          <table:table-cell table:style-name="ce1" office:value-type="float" office:value="454906384" calcext:value-type="float">
            <text:p>454906384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93774" calcext:value-type="float">
            <text:p>0,293774</text:p>
          </table:table-cell>
          <table:table-cell office:value-type="float" office:value="490" calcext:value-type="float">
            <text:p>490</text:p>
          </table:table-cell>
          <table:table-cell office:value-type="float" office:value="0.408528" calcext:value-type="float">
            <text:p>0,408528</text:p>
          </table:table-cell>
          <table:table-cell table:style-name="ce1" office:value-type="float" office:value="174904880" calcext:value-type="float">
            <text:p>174904880</text:p>
          </table:table-cell>
          <table:table-cell office:value-type="float" office:value="7.46553" calcext:value-type="float">
            <text:p>7,46553</text:p>
          </table:table-cell>
          <table:table-cell office:value-type="float" office:value="1832" calcext:value-type="float">
            <text:p>1832</text:p>
          </table:table-cell>
          <table:table-cell office:value-type="float" office:value="9.84288" calcext:value-type="float">
            <text:p>9,84288</text:p>
          </table:table-cell>
          <table:table-cell table:style-name="ce1" office:value-type="float" office:value="2555075705" calcext:value-type="float">
            <text:p>2555075705</text:p>
          </table:table-cell>
          <table:table-cell office:value-type="float" office:value="0.404954" calcext:value-type="float">
            <text:p>0,404954</text:p>
          </table:table-cell>
          <table:table-cell office:value-type="float" office:value="488" calcext:value-type="float">
            <text:p>488</text:p>
          </table:table-cell>
          <table:table-cell office:value-type="float" office:value="0.566738" calcext:value-type="float">
            <text:p>0,566738</text:p>
          </table:table-cell>
          <table:table-cell table:style-name="ce1" office:value-type="float" office:value="213792443" calcext:value-type="float">
            <text:p>213792443</text:p>
          </table:table-cell>
          <table:table-cell office:value-type="float" office:value="2.01022" calcext:value-type="float">
            <text:p>2,01022</text:p>
          </table:table-cell>
          <table:table-cell office:value-type="float" office:value="1172" calcext:value-type="float">
            <text:p>1172</text:p>
          </table:table-cell>
          <table:table-cell office:value-type="float" office:value="2.9812" calcext:value-type="float">
            <text:p>2,9812</text:p>
          </table:table-cell>
          <table:table-cell table:style-name="ce1" office:value-type="float" office:value="456358715" calcext:value-type="float">
            <text:p>456358715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93774" calcext:value-type="float">
            <text:p>0,293774</text:p>
          </table:table-cell>
          <table:table-cell office:value-type="float" office:value="490" calcext:value-type="float">
            <text:p>490</text:p>
          </table:table-cell>
          <table:table-cell office:value-type="float" office:value="0.408528" calcext:value-type="float">
            <text:p>0,408528</text:p>
          </table:table-cell>
          <table:table-cell table:style-name="ce1" office:value-type="float" office:value="176951449" calcext:value-type="float">
            <text:p>176951449</text:p>
          </table:table-cell>
          <table:table-cell office:value-type="float" office:value="7.46553" calcext:value-type="float">
            <text:p>7,46553</text:p>
          </table:table-cell>
          <table:table-cell office:value-type="float" office:value="1832" calcext:value-type="float">
            <text:p>1832</text:p>
          </table:table-cell>
          <table:table-cell office:value-type="float" office:value="9.84288" calcext:value-type="float">
            <text:p>9,84288</text:p>
          </table:table-cell>
          <table:table-cell table:style-name="ce1" office:value-type="float" office:value="2545294071" calcext:value-type="float">
            <text:p>2545294071</text:p>
          </table:table-cell>
          <table:table-cell office:value-type="float" office:value="0.404954" calcext:value-type="float">
            <text:p>0,404954</text:p>
          </table:table-cell>
          <table:table-cell office:value-type="float" office:value="488" calcext:value-type="float">
            <text:p>488</text:p>
          </table:table-cell>
          <table:table-cell office:value-type="float" office:value="0.566738" calcext:value-type="float">
            <text:p>0,566738</text:p>
          </table:table-cell>
          <table:table-cell table:style-name="ce1" office:value-type="float" office:value="211946552" calcext:value-type="float">
            <text:p>211946552</text:p>
          </table:table-cell>
          <table:table-cell office:value-type="float" office:value="2.01022" calcext:value-type="float">
            <text:p>2,01022</text:p>
          </table:table-cell>
          <table:table-cell office:value-type="float" office:value="1172" calcext:value-type="float">
            <text:p>1172</text:p>
          </table:table-cell>
          <table:table-cell office:value-type="float" office:value="2.9812" calcext:value-type="float">
            <text:p>2,9812</text:p>
          </table:table-cell>
          <table:table-cell table:style-name="ce1" office:value-type="float" office:value="459575989" calcext:value-type="float">
            <text:p>459575989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93774" calcext:value-type="float">
            <text:p>0,293774</text:p>
          </table:table-cell>
          <table:table-cell office:value-type="float" office:value="490" calcext:value-type="float">
            <text:p>490</text:p>
          </table:table-cell>
          <table:table-cell office:value-type="float" office:value="0.408528" calcext:value-type="float">
            <text:p>0,408528</text:p>
          </table:table-cell>
          <table:table-cell table:style-name="ce1" office:value-type="float" office:value="172615963" calcext:value-type="float">
            <text:p>172615963</text:p>
          </table:table-cell>
          <table:table-cell office:value-type="float" office:value="7.46553" calcext:value-type="float">
            <text:p>7,46553</text:p>
          </table:table-cell>
          <table:table-cell office:value-type="float" office:value="1832" calcext:value-type="float">
            <text:p>1832</text:p>
          </table:table-cell>
          <table:table-cell office:value-type="float" office:value="9.84288" calcext:value-type="float">
            <text:p>9,84288</text:p>
          </table:table-cell>
          <table:table-cell table:style-name="ce1" office:value-type="float" office:value="2588053747" calcext:value-type="float">
            <text:p>2588053747</text:p>
          </table:table-cell>
          <table:table-cell office:value-type="float" office:value="0.404954" calcext:value-type="float">
            <text:p>0,404954</text:p>
          </table:table-cell>
          <table:table-cell office:value-type="float" office:value="488" calcext:value-type="float">
            <text:p>488</text:p>
          </table:table-cell>
          <table:table-cell office:value-type="float" office:value="0.566738" calcext:value-type="float">
            <text:p>0,566738</text:p>
          </table:table-cell>
          <table:table-cell table:style-name="ce1" office:value-type="float" office:value="209612010" calcext:value-type="float">
            <text:p>209612010</text:p>
          </table:table-cell>
          <table:table-cell office:value-type="float" office:value="2.01022" calcext:value-type="float">
            <text:p>2,01022</text:p>
          </table:table-cell>
          <table:table-cell office:value-type="float" office:value="1172" calcext:value-type="float">
            <text:p>1172</text:p>
          </table:table-cell>
          <table:table-cell office:value-type="float" office:value="2.9812" calcext:value-type="float">
            <text:p>2,9812</text:p>
          </table:table-cell>
          <table:table-cell table:style-name="ce1" office:value-type="float" office:value="458411157" calcext:value-type="float">
            <text:p>458411157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293774" calcext:value-type="float">
            <text:p>0,293774</text:p>
          </table:table-cell>
          <table:table-cell table:formula="of:=([.C10]+[.C11]+[.C12]+[.C13]+[.C14])/5" office:value-type="float" office:value="490" calcext:value-type="float">
            <text:p>490</text:p>
          </table:table-cell>
          <table:table-cell table:formula="of:=([.D10]+[.D11]+[.D12]+[.D13]+[.D14])/5" office:value-type="float" office:value="0.408528" calcext:value-type="float">
            <text:p>0,408528</text:p>
          </table:table-cell>
          <table:table-cell table:style-name="ce1" table:formula="of:=([.E10]+[.E11]+[.E12]+[.E13]+[.E14])/5" office:value-type="float" office:value="174682183.2" calcext:value-type="float">
            <text:p>174682183,2</text:p>
          </table:table-cell>
          <table:table-cell table:formula="of:=([.F10]+[.F11]+[.F12]+[.F13]+[.F14])/5" office:value-type="float" office:value="7.46553" calcext:value-type="float">
            <text:p>7,46553</text:p>
          </table:table-cell>
          <table:table-cell table:formula="of:=([.G10]+[.G11]+[.G12]+[.G13]+[.G14])/5" office:value-type="float" office:value="1832" calcext:value-type="float">
            <text:p>1832</text:p>
          </table:table-cell>
          <table:table-cell table:formula="of:=([.H10]+[.H11]+[.H12]+[.H13]+[.H14])/5" office:value-type="float" office:value="9.84288" calcext:value-type="float">
            <text:p>9,84288</text:p>
          </table:table-cell>
          <table:table-cell table:style-name="ce1" table:formula="of:=([.I10]+[.I11]+[.I12]+[.I13]+[.I14])/5" office:value-type="float" office:value="2575427657" calcext:value-type="float">
            <text:p>2575427657</text:p>
          </table:table-cell>
          <table:table-cell table:formula="of:=([.J11]+[.J12]+[.J13]+[.J14]+[.J14])/5" office:value-type="float" office:value="0.404954" calcext:value-type="float">
            <text:p>0,404954</text:p>
          </table:table-cell>
          <table:table-cell table:formula="of:=([.K11]+[.K12]+[.K13]+[.K14]+[.K14])/5" office:value-type="float" office:value="488" calcext:value-type="float">
            <text:p>488</text:p>
          </table:table-cell>
          <table:table-cell table:formula="of:=([.L11]+[.L12]+[.L13]+[.L14]+[.L14])/5" office:value-type="float" office:value="0.566738" calcext:value-type="float">
            <text:p>0,566738</text:p>
          </table:table-cell>
          <table:table-cell table:style-name="ce1" table:formula="of:=([.M11]+[.M12]+[.M13]+[.M14]+[.M14])/5" office:value-type="float" office:value="211536239.6" calcext:value-type="float">
            <text:p>211536239,6</text:p>
          </table:table-cell>
          <table:table-cell table:formula="of:=([.N10]+[.N11]+[.N12]+[.N13]+[.N14])/5" office:value-type="float" office:value="2.01022" calcext:value-type="float">
            <text:p>2,01022</text:p>
          </table:table-cell>
          <table:table-cell table:formula="of:=([.O10]+[.O11]+[.O12]+[.O13]+[.O14])/5" office:value-type="float" office:value="1172" calcext:value-type="float">
            <text:p>1172</text:p>
          </table:table-cell>
          <table:table-cell table:formula="of:=([.P10]+[.P11]+[.P12]+[.P13]+[.P14])/5" office:value-type="float" office:value="2.9812" calcext:value-type="float">
            <text:p>2,9812</text:p>
          </table:table-cell>
          <table:table-cell table:style-name="ce1" table:formula="of:=([.Q10]+[.Q11]+[.Q12]+[.Q13]+[.Q14])/5" office:value-type="float" office:value="457571734" calcext:value-type="float">
            <text:p>457571734</text:p>
          </table:table-cell>
        </table:table-row>
        <table:table-row table:style-name="ro1">
          <table:table-cell table:style-name="ce1" office:value-type="string" calcext:value-type="string">
            <text:p>1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99849" calcext:value-type="float">
            <text:p>0,299849</text:p>
          </table:table-cell>
          <table:table-cell office:value-type="float" office:value="478" calcext:value-type="float">
            <text:p>478</text:p>
          </table:table-cell>
          <table:table-cell office:value-type="float" office:value="0.413789" calcext:value-type="float">
            <text:p>0,413789</text:p>
          </table:table-cell>
          <table:table-cell table:style-name="ce1" office:value-type="float" office:value="160230148" calcext:value-type="float">
            <text:p>160230148</text:p>
          </table:table-cell>
          <table:table-cell office:value-type="float" office:value="7.46571" calcext:value-type="float">
            <text:p>7,46571</text:p>
          </table:table-cell>
          <table:table-cell office:value-type="float" office:value="1810" calcext:value-type="float">
            <text:p>1810</text:p>
          </table:table-cell>
          <table:table-cell office:value-type="float" office:value="9.79374" calcext:value-type="float">
            <text:p>9,79374</text:p>
          </table:table-cell>
          <table:table-cell table:style-name="ce1" office:value-type="float" office:value="2698242974" calcext:value-type="float">
            <text:p>2698242974</text:p>
          </table:table-cell>
          <table:table-cell office:value-type="float" office:value="0.40594" calcext:value-type="float">
            <text:p>0,40594</text:p>
          </table:table-cell>
          <table:table-cell office:value-type="float" office:value="479" calcext:value-type="float">
            <text:p>479</text:p>
          </table:table-cell>
          <table:table-cell office:value-type="float" office:value="0.56014" calcext:value-type="float">
            <text:p>0,56014</text:p>
          </table:table-cell>
          <table:table-cell table:style-name="ce1" office:value-type="float" office:value="191785592" calcext:value-type="float">
            <text:p>191785592</text:p>
          </table:table-cell>
          <table:table-cell office:value-type="float" office:value="2.00417" calcext:value-type="float">
            <text:p>2,00417</text:p>
          </table:table-cell>
          <table:table-cell office:value-type="float" office:value="1145" calcext:value-type="float">
            <text:p>1145</text:p>
          </table:table-cell>
          <table:table-cell office:value-type="float" office:value="2.93132" calcext:value-type="float">
            <text:p>2,93132</text:p>
          </table:table-cell>
          <table:table-cell table:style-name="ce1" office:value-type="float" office:value="483022339" calcext:value-type="float">
            <text:p>483022339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99849" calcext:value-type="float">
            <text:p>0,299849</text:p>
          </table:table-cell>
          <table:table-cell office:value-type="float" office:value="478" calcext:value-type="float">
            <text:p>478</text:p>
          </table:table-cell>
          <table:table-cell office:value-type="float" office:value="0.413789" calcext:value-type="float">
            <text:p>0,413789</text:p>
          </table:table-cell>
          <table:table-cell table:style-name="ce1" office:value-type="float" office:value="159662148" calcext:value-type="float">
            <text:p>159662148</text:p>
          </table:table-cell>
          <table:table-cell office:value-type="float" office:value="7.46571" calcext:value-type="float">
            <text:p>7,46571</text:p>
          </table:table-cell>
          <table:table-cell office:value-type="float" office:value="1810" calcext:value-type="float">
            <text:p>1810</text:p>
          </table:table-cell>
          <table:table-cell office:value-type="float" office:value="9.79374" calcext:value-type="float">
            <text:p>9,79374</text:p>
          </table:table-cell>
          <table:table-cell table:style-name="ce1" office:value-type="float" office:value="2684644245" calcext:value-type="float">
            <text:p>2684644245</text:p>
          </table:table-cell>
          <table:table-cell office:value-type="float" office:value="0.40594" calcext:value-type="float">
            <text:p>0,40594</text:p>
          </table:table-cell>
          <table:table-cell office:value-type="float" office:value="479" calcext:value-type="float">
            <text:p>479</text:p>
          </table:table-cell>
          <table:table-cell office:value-type="float" office:value="0.56014" calcext:value-type="float">
            <text:p>0,56014</text:p>
          </table:table-cell>
          <table:table-cell table:style-name="ce1" office:value-type="float" office:value="191803097" calcext:value-type="float">
            <text:p>191803097</text:p>
          </table:table-cell>
          <table:table-cell office:value-type="float" office:value="2.00417" calcext:value-type="float">
            <text:p>2,00417</text:p>
          </table:table-cell>
          <table:table-cell office:value-type="float" office:value="1145" calcext:value-type="float">
            <text:p>1145</text:p>
          </table:table-cell>
          <table:table-cell office:value-type="float" office:value="2.93132" calcext:value-type="float">
            <text:p>2,93132</text:p>
          </table:table-cell>
          <table:table-cell table:style-name="ce1" office:value-type="float" office:value="486904676" calcext:value-type="float">
            <text:p>486904676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99849" calcext:value-type="float">
            <text:p>0,299849</text:p>
          </table:table-cell>
          <table:table-cell office:value-type="float" office:value="478" calcext:value-type="float">
            <text:p>478</text:p>
          </table:table-cell>
          <table:table-cell office:value-type="float" office:value="0.413789" calcext:value-type="float">
            <text:p>0,413789</text:p>
          </table:table-cell>
          <table:table-cell table:style-name="ce1" office:value-type="float" office:value="159069753" calcext:value-type="float">
            <text:p>159069753</text:p>
          </table:table-cell>
          <table:table-cell office:value-type="float" office:value="7.46571" calcext:value-type="float">
            <text:p>7,46571</text:p>
          </table:table-cell>
          <table:table-cell office:value-type="float" office:value="1810" calcext:value-type="float">
            <text:p>1810</text:p>
          </table:table-cell>
          <table:table-cell office:value-type="float" office:value="9.79374" calcext:value-type="float">
            <text:p>9,79374</text:p>
          </table:table-cell>
          <table:table-cell table:style-name="ce1" office:value-type="float" office:value="2677467359" calcext:value-type="float">
            <text:p>2677467359</text:p>
          </table:table-cell>
          <table:table-cell office:value-type="float" office:value="0.40594" calcext:value-type="float">
            <text:p>0,40594</text:p>
          </table:table-cell>
          <table:table-cell office:value-type="float" office:value="479" calcext:value-type="float">
            <text:p>479</text:p>
          </table:table-cell>
          <table:table-cell office:value-type="float" office:value="0.56014" calcext:value-type="float">
            <text:p>0,56014</text:p>
          </table:table-cell>
          <table:table-cell table:style-name="ce1" office:value-type="float" office:value="196880627" calcext:value-type="float">
            <text:p>196880627</text:p>
          </table:table-cell>
          <table:table-cell office:value-type="float" office:value="2.00417" calcext:value-type="float">
            <text:p>2,00417</text:p>
          </table:table-cell>
          <table:table-cell office:value-type="float" office:value="1145" calcext:value-type="float">
            <text:p>1145</text:p>
          </table:table-cell>
          <table:table-cell office:value-type="float" office:value="2.93132" calcext:value-type="float">
            <text:p>2,93132</text:p>
          </table:table-cell>
          <table:table-cell table:style-name="ce1" office:value-type="float" office:value="487257295" calcext:value-type="float">
            <text:p>487257295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99849" calcext:value-type="float">
            <text:p>0,299849</text:p>
          </table:table-cell>
          <table:table-cell office:value-type="float" office:value="478" calcext:value-type="float">
            <text:p>478</text:p>
          </table:table-cell>
          <table:table-cell office:value-type="float" office:value="0.413789" calcext:value-type="float">
            <text:p>0,413789</text:p>
          </table:table-cell>
          <table:table-cell table:style-name="ce1" office:value-type="float" office:value="178649081" calcext:value-type="float">
            <text:p>178649081</text:p>
          </table:table-cell>
          <table:table-cell office:value-type="float" office:value="7.46571" calcext:value-type="float">
            <text:p>7,46571</text:p>
          </table:table-cell>
          <table:table-cell office:value-type="float" office:value="1810" calcext:value-type="float">
            <text:p>1810</text:p>
          </table:table-cell>
          <table:table-cell office:value-type="float" office:value="9.79374" calcext:value-type="float">
            <text:p>9,79374</text:p>
          </table:table-cell>
          <table:table-cell table:style-name="ce1" office:value-type="float" office:value="2709974767" calcext:value-type="float">
            <text:p>2709974767</text:p>
          </table:table-cell>
          <table:table-cell office:value-type="float" office:value="0.40594" calcext:value-type="float">
            <text:p>0,40594</text:p>
          </table:table-cell>
          <table:table-cell office:value-type="float" office:value="479" calcext:value-type="float">
            <text:p>479</text:p>
          </table:table-cell>
          <table:table-cell office:value-type="float" office:value="0.56014" calcext:value-type="float">
            <text:p>0,56014</text:p>
          </table:table-cell>
          <table:table-cell table:style-name="ce1" office:value-type="float" office:value="195813530" calcext:value-type="float">
            <text:p>195813530</text:p>
          </table:table-cell>
          <table:table-cell office:value-type="float" office:value="2.00417" calcext:value-type="float">
            <text:p>2,00417</text:p>
          </table:table-cell>
          <table:table-cell office:value-type="float" office:value="1145" calcext:value-type="float">
            <text:p>1145</text:p>
          </table:table-cell>
          <table:table-cell office:value-type="float" office:value="2.93132" calcext:value-type="float">
            <text:p>2,93132</text:p>
          </table:table-cell>
          <table:table-cell table:style-name="ce1" office:value-type="float" office:value="503359216" calcext:value-type="float">
            <text:p>503359216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99849" calcext:value-type="float">
            <text:p>0,299849</text:p>
          </table:table-cell>
          <table:table-cell office:value-type="float" office:value="478" calcext:value-type="float">
            <text:p>478</text:p>
          </table:table-cell>
          <table:table-cell office:value-type="float" office:value="0.413789" calcext:value-type="float">
            <text:p>0,413789</text:p>
          </table:table-cell>
          <table:table-cell table:style-name="ce1" office:value-type="float" office:value="174740586" calcext:value-type="float">
            <text:p>174740586</text:p>
          </table:table-cell>
          <table:table-cell office:value-type="float" office:value="7.46571" calcext:value-type="float">
            <text:p>7,46571</text:p>
          </table:table-cell>
          <table:table-cell office:value-type="float" office:value="1810" calcext:value-type="float">
            <text:p>1810</text:p>
          </table:table-cell>
          <table:table-cell office:value-type="float" office:value="9.79374" calcext:value-type="float">
            <text:p>9,79374</text:p>
          </table:table-cell>
          <table:table-cell table:style-name="ce1" office:value-type="float" office:value="2703988593" calcext:value-type="float">
            <text:p>2703988593</text:p>
          </table:table-cell>
          <table:table-cell office:value-type="float" office:value="0.40594" calcext:value-type="float">
            <text:p>0,40594</text:p>
          </table:table-cell>
          <table:table-cell office:value-type="float" office:value="479" calcext:value-type="float">
            <text:p>479</text:p>
          </table:table-cell>
          <table:table-cell office:value-type="float" office:value="0.56014" calcext:value-type="float">
            <text:p>0,56014</text:p>
          </table:table-cell>
          <table:table-cell table:style-name="ce1" office:value-type="float" office:value="194491425" calcext:value-type="float">
            <text:p>194491425</text:p>
          </table:table-cell>
          <table:table-cell office:value-type="float" office:value="2.00417" calcext:value-type="float">
            <text:p>2,00417</text:p>
          </table:table-cell>
          <table:table-cell office:value-type="float" office:value="1145" calcext:value-type="float">
            <text:p>1145</text:p>
          </table:table-cell>
          <table:table-cell office:value-type="float" office:value="2.93132" calcext:value-type="float">
            <text:p>2,93132</text:p>
          </table:table-cell>
          <table:table-cell table:style-name="ce1" office:value-type="float" office:value="485234821" calcext:value-type="float">
            <text:p>485234821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299849" calcext:value-type="float">
            <text:p>0,299849</text:p>
          </table:table-cell>
          <table:table-cell table:formula="of:=([.C17]+[.C18]+[.C19]+[.C20]+[.C21])/5" office:value-type="float" office:value="478" calcext:value-type="float">
            <text:p>478</text:p>
          </table:table-cell>
          <table:table-cell table:formula="of:=([.D17]+[.D18]+[.D19]+[.D20]+[.D21])/5" office:value-type="float" office:value="0.413789" calcext:value-type="float">
            <text:p>0,413789</text:p>
          </table:table-cell>
          <table:table-cell table:style-name="ce1" table:formula="of:=([.E17]+[.E18]+[.E19]+[.E20]+[.E21])/5" office:value-type="float" office:value="166470343.2" calcext:value-type="float">
            <text:p>166470343,2</text:p>
          </table:table-cell>
          <table:table-cell table:formula="of:=([.F17]+[.F18]+[.F19]+[.F20]+[.F21])/5" office:value-type="float" office:value="7.46571" calcext:value-type="float">
            <text:p>7,46571</text:p>
          </table:table-cell>
          <table:table-cell table:formula="of:=([.G17]+[.G18]+[.G19]+[.G20]+[.G21])/5" office:value-type="float" office:value="1810" calcext:value-type="float">
            <text:p>1810</text:p>
          </table:table-cell>
          <table:table-cell table:formula="of:=([.H17]+[.H18]+[.H19]+[.H20]+[.H21])/5" office:value-type="float" office:value="9.79374" calcext:value-type="float">
            <text:p>9,79374</text:p>
          </table:table-cell>
          <table:table-cell table:style-name="ce1" table:formula="of:=([.I17]+[.I18]+[.I19]+[.I20]+[.I21])/5" office:value-type="float" office:value="2694863587.6" calcext:value-type="float">
            <text:p>2694863587,6</text:p>
          </table:table-cell>
          <table:table-cell table:formula="of:=([.J17]+[.J18]+[.J19]+[.J20]+[.J21])/5" office:value-type="float" office:value="0.40594" calcext:value-type="float">
            <text:p>0,40594</text:p>
          </table:table-cell>
          <table:table-cell table:formula="of:=([.K17]+[.K18]+[.K19]+[.K20]+[.K21])/5" office:value-type="float" office:value="479" calcext:value-type="float">
            <text:p>479</text:p>
          </table:table-cell>
          <table:table-cell table:formula="of:=([.L17]+[.L18]+[.L19]+[.L20]+[.L21])/5" office:value-type="float" office:value="0.56014" calcext:value-type="float">
            <text:p>0,56014</text:p>
          </table:table-cell>
          <table:table-cell table:style-name="ce1" table:formula="of:=([.M17]+[.M18]+[.M19]+[.M20]+[.M21])/5" office:value-type="float" office:value="194154854.2" calcext:value-type="float">
            <text:p>194154854,2</text:p>
          </table:table-cell>
          <table:table-cell table:formula="of:=([.N17]+[.N18]+[.N19]+[.N20]+[.N21])/5" office:value-type="float" office:value="2.00417" calcext:value-type="float">
            <text:p>2,00417</text:p>
          </table:table-cell>
          <table:table-cell table:formula="of:=([.O17]+[.O18]+[.O19]+[.O20]+[.O21])/5" office:value-type="float" office:value="1145" calcext:value-type="float">
            <text:p>1145</text:p>
          </table:table-cell>
          <table:table-cell table:formula="of:=([.P17]+[.P18]+[.P19]+[.P20]+[.P21])/5" office:value-type="float" office:value="2.93132" calcext:value-type="float">
            <text:p>2,93132</text:p>
          </table:table-cell>
          <table:table-cell table:style-name="ce1" table:formula="of:=([.Q17]+[.Q18]+[.Q19]+[.Q20]+[.Q21])/5" office:value-type="float" office:value="489155669.4" calcext:value-type="float">
            <text:p>489155669,4</text:p>
          </table:table-cell>
        </table:table-row>
        <table:table-row table:style-name="ro1">
          <table:table-cell table:style-name="ce1" office:value-type="string" calcext:value-type="string">
            <text:p>1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97262" calcext:value-type="float">
            <text:p>0,297262</text:p>
          </table:table-cell>
          <table:table-cell office:value-type="float" office:value="482" calcext:value-type="float">
            <text:p>482</text:p>
          </table:table-cell>
          <table:table-cell office:value-type="float" office:value="0.411236" calcext:value-type="float">
            <text:p>0,411236</text:p>
          </table:table-cell>
          <table:table-cell table:style-name="ce1" office:value-type="float" office:value="184680963" calcext:value-type="float">
            <text:p>184680963</text:p>
          </table:table-cell>
          <table:table-cell office:value-type="float" office:value="7.50897" calcext:value-type="float">
            <text:p>7,50897</text:p>
          </table:table-cell>
          <table:table-cell office:value-type="float" office:value="1829" calcext:value-type="float">
            <text:p>1829</text:p>
          </table:table-cell>
          <table:table-cell office:value-type="float" office:value="9.92402" calcext:value-type="float">
            <text:p>9,92402</text:p>
          </table:table-cell>
          <table:table-cell table:style-name="ce1" office:value-type="float" office:value="3152842906" calcext:value-type="float">
            <text:p>3152842906</text:p>
          </table:table-cell>
          <table:table-cell office:value-type="float" office:value="0.397211" calcext:value-type="float">
            <text:p>0,397211</text:p>
          </table:table-cell>
          <table:table-cell office:value-type="float" office:value="475" calcext:value-type="float">
            <text:p>475</text:p>
          </table:table-cell>
          <table:table-cell office:value-type="float" office:value="0.548703" calcext:value-type="float">
            <text:p>0,548703</text:p>
          </table:table-cell>
          <table:table-cell table:style-name="ce1" office:value-type="float" office:value="191916139" calcext:value-type="float">
            <text:p>191916139</text:p>
          </table:table-cell>
          <table:table-cell office:value-type="float" office:value="2.01304" calcext:value-type="float">
            <text:p>2,01304</text:p>
          </table:table-cell>
          <table:table-cell office:value-type="float" office:value="1150" calcext:value-type="float">
            <text:p>1150</text:p>
          </table:table-cell>
          <table:table-cell office:value-type="float" office:value="2.96419" calcext:value-type="float">
            <text:p>2,96419</text:p>
          </table:table-cell>
          <table:table-cell table:style-name="ce1" office:value-type="float" office:value="451935539" calcext:value-type="float">
            <text:p>451935539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97262" calcext:value-type="float">
            <text:p>0,297262</text:p>
          </table:table-cell>
          <table:table-cell office:value-type="float" office:value="482" calcext:value-type="float">
            <text:p>482</text:p>
          </table:table-cell>
          <table:table-cell office:value-type="float" office:value="0.411236" calcext:value-type="float">
            <text:p>0,411236</text:p>
          </table:table-cell>
          <table:table-cell table:style-name="ce1" office:value-type="float" office:value="201629885" calcext:value-type="float">
            <text:p>201629885</text:p>
          </table:table-cell>
          <table:table-cell office:value-type="float" office:value="7.50897" calcext:value-type="float">
            <text:p>7,50897</text:p>
          </table:table-cell>
          <table:table-cell office:value-type="float" office:value="1829" calcext:value-type="float">
            <text:p>1829</text:p>
          </table:table-cell>
          <table:table-cell office:value-type="float" office:value="9.92402" calcext:value-type="float">
            <text:p>9,92402</text:p>
          </table:table-cell>
          <table:table-cell table:style-name="ce1" office:value-type="float" office:value="3150322543" calcext:value-type="float">
            <text:p>3150322543</text:p>
          </table:table-cell>
          <table:table-cell office:value-type="float" office:value="0.397211" calcext:value-type="float">
            <text:p>0,397211</text:p>
          </table:table-cell>
          <table:table-cell office:value-type="float" office:value="475" calcext:value-type="float">
            <text:p>475</text:p>
          </table:table-cell>
          <table:table-cell office:value-type="float" office:value="0.548703" calcext:value-type="float">
            <text:p>0,548703</text:p>
          </table:table-cell>
          <table:table-cell table:style-name="ce1" office:value-type="float" office:value="192165666" calcext:value-type="float">
            <text:p>192165666</text:p>
          </table:table-cell>
          <table:table-cell office:value-type="float" office:value="2.01304" calcext:value-type="float">
            <text:p>2,01304</text:p>
          </table:table-cell>
          <table:table-cell office:value-type="float" office:value="1150" calcext:value-type="float">
            <text:p>1150</text:p>
          </table:table-cell>
          <table:table-cell office:value-type="float" office:value="2.96419" calcext:value-type="float">
            <text:p>2,96419</text:p>
          </table:table-cell>
          <table:table-cell table:style-name="ce1" office:value-type="float" office:value="452910609" calcext:value-type="float">
            <text:p>452910609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97262" calcext:value-type="float">
            <text:p>0,297262</text:p>
          </table:table-cell>
          <table:table-cell office:value-type="float" office:value="482" calcext:value-type="float">
            <text:p>482</text:p>
          </table:table-cell>
          <table:table-cell office:value-type="float" office:value="0.411236" calcext:value-type="float">
            <text:p>0,411236</text:p>
          </table:table-cell>
          <table:table-cell table:style-name="ce1" office:value-type="float" office:value="183998963" calcext:value-type="float">
            <text:p>183998963</text:p>
          </table:table-cell>
          <table:table-cell office:value-type="float" office:value="7.50897" calcext:value-type="float">
            <text:p>7,50897</text:p>
          </table:table-cell>
          <table:table-cell office:value-type="float" office:value="1829" calcext:value-type="float">
            <text:p>1829</text:p>
          </table:table-cell>
          <table:table-cell office:value-type="float" office:value="9.92402" calcext:value-type="float">
            <text:p>9,92402</text:p>
          </table:table-cell>
          <table:table-cell table:style-name="ce1" office:value-type="float" office:value="3125507270" calcext:value-type="float">
            <text:p>3125507270</text:p>
          </table:table-cell>
          <table:table-cell office:value-type="float" office:value="0.397211" calcext:value-type="float">
            <text:p>0,397211</text:p>
          </table:table-cell>
          <table:table-cell office:value-type="float" office:value="475" calcext:value-type="float">
            <text:p>475</text:p>
          </table:table-cell>
          <table:table-cell office:value-type="float" office:value="0.548703" calcext:value-type="float">
            <text:p>0,548703</text:p>
          </table:table-cell>
          <table:table-cell table:style-name="ce1" office:value-type="float" office:value="191637842" calcext:value-type="float">
            <text:p>191637842</text:p>
          </table:table-cell>
          <table:table-cell office:value-type="float" office:value="2.01304" calcext:value-type="float">
            <text:p>2,01304</text:p>
          </table:table-cell>
          <table:table-cell office:value-type="float" office:value="1150" calcext:value-type="float">
            <text:p>1150</text:p>
          </table:table-cell>
          <table:table-cell office:value-type="float" office:value="2.96419" calcext:value-type="float">
            <text:p>2,96419</text:p>
          </table:table-cell>
          <table:table-cell table:style-name="ce1" office:value-type="float" office:value="454895430" calcext:value-type="float">
            <text:p>454895430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97262" calcext:value-type="float">
            <text:p>0,297262</text:p>
          </table:table-cell>
          <table:table-cell office:value-type="float" office:value="482" calcext:value-type="float">
            <text:p>482</text:p>
          </table:table-cell>
          <table:table-cell office:value-type="float" office:value="0.411236" calcext:value-type="float">
            <text:p>0,411236</text:p>
          </table:table-cell>
          <table:table-cell table:style-name="ce1" office:value-type="float" office:value="188082684" calcext:value-type="float">
            <text:p>188082684</text:p>
          </table:table-cell>
          <table:table-cell office:value-type="float" office:value="7.50897" calcext:value-type="float">
            <text:p>7,50897</text:p>
          </table:table-cell>
          <table:table-cell office:value-type="float" office:value="1829" calcext:value-type="float">
            <text:p>1829</text:p>
          </table:table-cell>
          <table:table-cell office:value-type="float" office:value="9.92402" calcext:value-type="float">
            <text:p>9,92402</text:p>
          </table:table-cell>
          <table:table-cell table:style-name="ce1" office:value-type="float" office:value="3093249615" calcext:value-type="float">
            <text:p>3093249615</text:p>
          </table:table-cell>
          <table:table-cell office:value-type="float" office:value="0.397211" calcext:value-type="float">
            <text:p>0,397211</text:p>
          </table:table-cell>
          <table:table-cell office:value-type="float" office:value="475" calcext:value-type="float">
            <text:p>475</text:p>
          </table:table-cell>
          <table:table-cell office:value-type="float" office:value="0.548703" calcext:value-type="float">
            <text:p>0,548703</text:p>
          </table:table-cell>
          <table:table-cell table:style-name="ce1" office:value-type="float" office:value="192812776" calcext:value-type="float">
            <text:p>192812776</text:p>
          </table:table-cell>
          <table:table-cell office:value-type="float" office:value="2.01304" calcext:value-type="float">
            <text:p>2,01304</text:p>
          </table:table-cell>
          <table:table-cell office:value-type="float" office:value="1150" calcext:value-type="float">
            <text:p>1150</text:p>
          </table:table-cell>
          <table:table-cell office:value-type="float" office:value="2.96419" calcext:value-type="float">
            <text:p>2,96419</text:p>
          </table:table-cell>
          <table:table-cell table:style-name="ce1" office:value-type="float" office:value="450218907" calcext:value-type="float">
            <text:p>450218907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97262" calcext:value-type="float">
            <text:p>0,297262</text:p>
          </table:table-cell>
          <table:table-cell office:value-type="float" office:value="482" calcext:value-type="float">
            <text:p>482</text:p>
          </table:table-cell>
          <table:table-cell office:value-type="float" office:value="0.411236" calcext:value-type="float">
            <text:p>0,411236</text:p>
          </table:table-cell>
          <table:table-cell table:style-name="ce1" office:value-type="float" office:value="198892421" calcext:value-type="float">
            <text:p>198892421</text:p>
          </table:table-cell>
          <table:table-cell office:value-type="float" office:value="7.50897" calcext:value-type="float">
            <text:p>7,50897</text:p>
          </table:table-cell>
          <table:table-cell office:value-type="float" office:value="1829" calcext:value-type="float">
            <text:p>1829</text:p>
          </table:table-cell>
          <table:table-cell office:value-type="float" office:value="9.92402" calcext:value-type="float">
            <text:p>9,92402</text:p>
          </table:table-cell>
          <table:table-cell table:style-name="ce1" office:value-type="float" office:value="3115531799" calcext:value-type="float">
            <text:p>3115531799</text:p>
          </table:table-cell>
          <table:table-cell office:value-type="float" office:value="0.397211" calcext:value-type="float">
            <text:p>0,397211</text:p>
          </table:table-cell>
          <table:table-cell office:value-type="float" office:value="475" calcext:value-type="float">
            <text:p>475</text:p>
          </table:table-cell>
          <table:table-cell office:value-type="float" office:value="0.548703" calcext:value-type="float">
            <text:p>0,548703</text:p>
          </table:table-cell>
          <table:table-cell table:style-name="ce1" office:value-type="float" office:value="197046386" calcext:value-type="float">
            <text:p>197046386</text:p>
          </table:table-cell>
          <table:table-cell office:value-type="float" office:value="2.01304" calcext:value-type="float">
            <text:p>2,01304</text:p>
          </table:table-cell>
          <table:table-cell office:value-type="float" office:value="1150" calcext:value-type="float">
            <text:p>1150</text:p>
          </table:table-cell>
          <table:table-cell office:value-type="float" office:value="2.96419" calcext:value-type="float">
            <text:p>2,96419</text:p>
          </table:table-cell>
          <table:table-cell table:style-name="ce1" office:value-type="float" office:value="453919181" calcext:value-type="float">
            <text:p>453919181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4]+[.B25]+[.B26]+[.B27]+[.B28])/5" office:value-type="float" office:value="0.297262" calcext:value-type="float">
            <text:p>0,297262</text:p>
          </table:table-cell>
          <table:table-cell table:formula="of:=([.C24]+[.C25]+[.C26]+[.C27]+[.C28])/5" office:value-type="float" office:value="482" calcext:value-type="float">
            <text:p>482</text:p>
          </table:table-cell>
          <table:table-cell table:formula="of:=([.D24]+[.D25]+[.D26]+[.D27]+[.D28])/5" office:value-type="float" office:value="0.411236" calcext:value-type="float">
            <text:p>0,411236</text:p>
          </table:table-cell>
          <table:table-cell table:style-name="ce1" table:formula="of:=([.E24]+[.E25]+[.E26]+[.E27]+[.E28])/5" office:value-type="float" office:value="191456983.2" calcext:value-type="float">
            <text:p>191456983,2</text:p>
          </table:table-cell>
          <table:table-cell table:formula="of:=([.F24]+[.F25]+[.F26]+[.F27]+[.F28])/5" office:value-type="float" office:value="7.50897" calcext:value-type="float">
            <text:p>7,50897</text:p>
          </table:table-cell>
          <table:table-cell table:formula="of:=([.G24]+[.G25]+[.G26]+[.G27]+[.G28])/5" office:value-type="float" office:value="1829" calcext:value-type="float">
            <text:p>1829</text:p>
          </table:table-cell>
          <table:table-cell table:formula="of:=([.H24]+[.H25]+[.H26]+[.H27]+[.H28])/5" office:value-type="float" office:value="9.92402" calcext:value-type="float">
            <text:p>9,92402</text:p>
          </table:table-cell>
          <table:table-cell table:style-name="ce1" table:formula="of:=([.I24]+[.I25]+[.I26]+[.I27]+[.I28])/5" office:value-type="float" office:value="3127490826.6" calcext:value-type="float">
            <text:p>3127490826,6</text:p>
          </table:table-cell>
          <table:table-cell table:formula="of:=([.J24]+[.J25]+[.J26]+[.J27]+[.J28])/5" office:value-type="float" office:value="0.397211" calcext:value-type="float">
            <text:p>0,397211</text:p>
          </table:table-cell>
          <table:table-cell table:formula="of:=([.K24]+[.K25]+[.K26]+[.K27]+[.K28])/5" office:value-type="float" office:value="475" calcext:value-type="float">
            <text:p>475</text:p>
          </table:table-cell>
          <table:table-cell table:formula="of:=([.L24]+[.L25]+[.L26]+[.L27]+[.L28])/5" office:value-type="float" office:value="0.548703" calcext:value-type="float">
            <text:p>0,548703</text:p>
          </table:table-cell>
          <table:table-cell table:style-name="ce1" table:formula="of:=([.M24]+[.M25]+[.M26]+[.M27]+[.M28])/5" office:value-type="float" office:value="193115761.8" calcext:value-type="float">
            <text:p>193115761,8</text:p>
          </table:table-cell>
          <table:table-cell table:formula="of:=([.N24]+[.N25]+[.N26]+[.N27]+[.N28])/5" office:value-type="float" office:value="2.01304" calcext:value-type="float">
            <text:p>2,01304</text:p>
          </table:table-cell>
          <table:table-cell table:formula="of:=([.O24]+[.O25]+[.O26]+[.O27]+[.O28])/5" office:value-type="float" office:value="1150" calcext:value-type="float">
            <text:p>1150</text:p>
          </table:table-cell>
          <table:table-cell table:formula="of:=([.P24]+[.P25]+[.P26]+[.P27]+[.P28])/5" office:value-type="float" office:value="2.96419" calcext:value-type="float">
            <text:p>2,96419</text:p>
          </table:table-cell>
          <table:table-cell table:style-name="ce1" table:formula="of:=([.Q24]+[.Q25]+[.Q26]+[.Q27]+[.Q28])/5" office:value-type="float" office:value="452775933.2" calcext:value-type="float">
            <text:p>452775933,2</text:p>
          </table:table-cell>
        </table:table-row>
        <table:table-row table:style-name="ro1">
          <table:table-cell table:style-name="ce1" office:value-type="string" calcext:value-type="string">
            <text:p>1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96945" calcext:value-type="float">
            <text:p>0,296945</text:p>
          </table:table-cell>
          <table:table-cell office:value-type="float" office:value="460" calcext:value-type="float">
            <text:p>460</text:p>
          </table:table-cell>
          <table:table-cell office:value-type="float" office:value="0.41133" calcext:value-type="float">
            <text:p>0,41133</text:p>
          </table:table-cell>
          <table:table-cell table:style-name="ce1" office:value-type="float" office:value="184848661" calcext:value-type="float">
            <text:p>184848661</text:p>
          </table:table-cell>
          <table:table-cell office:value-type="float" office:value="7.44919" calcext:value-type="float">
            <text:p>7,44919</text:p>
          </table:table-cell>
          <table:table-cell office:value-type="float" office:value="1843" calcext:value-type="float">
            <text:p>1843</text:p>
          </table:table-cell>
          <table:table-cell office:value-type="float" office:value="9.85641" calcext:value-type="float">
            <text:p>9,85641</text:p>
          </table:table-cell>
          <table:table-cell table:style-name="ce1" office:value-type="float" office:value="3122598638" calcext:value-type="float">
            <text:p>3122598638</text:p>
          </table:table-cell>
          <table:table-cell office:value-type="float" office:value="0.403133" calcext:value-type="float">
            <text:p>0,403133</text:p>
          </table:table-cell>
          <table:table-cell office:value-type="float" office:value="498" calcext:value-type="float">
            <text:p>498</text:p>
          </table:table-cell>
          <table:table-cell office:value-type="float" office:value="0.565965" calcext:value-type="float">
            <text:p>0,565965</text:p>
          </table:table-cell>
          <table:table-cell table:style-name="ce1" office:value-type="float" office:value="200211934" calcext:value-type="float">
            <text:p>200211934</text:p>
          </table:table-cell>
          <table:table-cell office:value-type="float" office:value="2.01312" calcext:value-type="float">
            <text:p>2,01312</text:p>
          </table:table-cell>
          <table:table-cell office:value-type="float" office:value="1169" calcext:value-type="float">
            <text:p>1169</text:p>
          </table:table-cell>
          <table:table-cell office:value-type="float" office:value="2.9751" calcext:value-type="float">
            <text:p>2,9751</text:p>
          </table:table-cell>
          <table:table-cell table:style-name="ce1" office:value-type="float" office:value="454953178" calcext:value-type="float">
            <text:p>454953178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96945" calcext:value-type="float">
            <text:p>0,296945</text:p>
          </table:table-cell>
          <table:table-cell office:value-type="float" office:value="460" calcext:value-type="float">
            <text:p>460</text:p>
          </table:table-cell>
          <table:table-cell office:value-type="float" office:value="0.41133" calcext:value-type="float">
            <text:p>0,41133</text:p>
          </table:table-cell>
          <table:table-cell table:style-name="ce1" office:value-type="float" office:value="193139345" calcext:value-type="float">
            <text:p>193139345</text:p>
          </table:table-cell>
          <table:table-cell office:value-type="float" office:value="7.44919" calcext:value-type="float">
            <text:p>7,44919</text:p>
          </table:table-cell>
          <table:table-cell office:value-type="float" office:value="1843" calcext:value-type="float">
            <text:p>1843</text:p>
          </table:table-cell>
          <table:table-cell office:value-type="float" office:value="9.85641" calcext:value-type="float">
            <text:p>9,85641</text:p>
          </table:table-cell>
          <table:table-cell table:style-name="ce1" office:value-type="float" office:value="3184979619" calcext:value-type="float">
            <text:p>3184979619</text:p>
          </table:table-cell>
          <table:table-cell office:value-type="float" office:value="0.403133" calcext:value-type="float">
            <text:p>0,403133</text:p>
          </table:table-cell>
          <table:table-cell office:value-type="float" office:value="498" calcext:value-type="float">
            <text:p>498</text:p>
          </table:table-cell>
          <table:table-cell office:value-type="float" office:value="0.565965" calcext:value-type="float">
            <text:p>0,565965</text:p>
          </table:table-cell>
          <table:table-cell table:style-name="ce1" office:value-type="float" office:value="198914213" calcext:value-type="float">
            <text:p>198914213</text:p>
          </table:table-cell>
          <table:table-cell office:value-type="float" office:value="2.01312" calcext:value-type="float">
            <text:p>2,01312</text:p>
          </table:table-cell>
          <table:table-cell office:value-type="float" office:value="1169" calcext:value-type="float">
            <text:p>1169</text:p>
          </table:table-cell>
          <table:table-cell office:value-type="float" office:value="2.9751" calcext:value-type="float">
            <text:p>2,9751</text:p>
          </table:table-cell>
          <table:table-cell table:style-name="ce1" office:value-type="float" office:value="452945825" calcext:value-type="float">
            <text:p>452945825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96945" calcext:value-type="float">
            <text:p>0,296945</text:p>
          </table:table-cell>
          <table:table-cell office:value-type="float" office:value="460" calcext:value-type="float">
            <text:p>460</text:p>
          </table:table-cell>
          <table:table-cell office:value-type="float" office:value="0.41133" calcext:value-type="float">
            <text:p>0,41133</text:p>
          </table:table-cell>
          <table:table-cell table:style-name="ce1" office:value-type="float" office:value="195800465" calcext:value-type="float">
            <text:p>195800465</text:p>
          </table:table-cell>
          <table:table-cell office:value-type="float" office:value="7.44919" calcext:value-type="float">
            <text:p>7,44919</text:p>
          </table:table-cell>
          <table:table-cell office:value-type="float" office:value="1843" calcext:value-type="float">
            <text:p>1843</text:p>
          </table:table-cell>
          <table:table-cell office:value-type="float" office:value="9.85641" calcext:value-type="float">
            <text:p>9,85641</text:p>
          </table:table-cell>
          <table:table-cell table:style-name="ce1" office:value-type="float" office:value="3152412530" calcext:value-type="float">
            <text:p>3152412530</text:p>
          </table:table-cell>
          <table:table-cell office:value-type="float" office:value="0.403133" calcext:value-type="float">
            <text:p>0,403133</text:p>
          </table:table-cell>
          <table:table-cell office:value-type="float" office:value="498" calcext:value-type="float">
            <text:p>498</text:p>
          </table:table-cell>
          <table:table-cell office:value-type="float" office:value="0.565965" calcext:value-type="float">
            <text:p>0,565965</text:p>
          </table:table-cell>
          <table:table-cell table:style-name="ce1" office:value-type="float" office:value="200627886" calcext:value-type="float">
            <text:p>200627886</text:p>
          </table:table-cell>
          <table:table-cell office:value-type="float" office:value="2.01312" calcext:value-type="float">
            <text:p>2,01312</text:p>
          </table:table-cell>
          <table:table-cell office:value-type="float" office:value="1169" calcext:value-type="float">
            <text:p>1169</text:p>
          </table:table-cell>
          <table:table-cell office:value-type="float" office:value="2.9751" calcext:value-type="float">
            <text:p>2,9751</text:p>
          </table:table-cell>
          <table:table-cell table:style-name="ce1" office:value-type="float" office:value="452871618" calcext:value-type="float">
            <text:p>452871618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96945" calcext:value-type="float">
            <text:p>0,296945</text:p>
          </table:table-cell>
          <table:table-cell office:value-type="float" office:value="460" calcext:value-type="float">
            <text:p>460</text:p>
          </table:table-cell>
          <table:table-cell office:value-type="float" office:value="0.41133" calcext:value-type="float">
            <text:p>0,41133</text:p>
          </table:table-cell>
          <table:table-cell table:style-name="ce1" office:value-type="float" office:value="185462423" calcext:value-type="float">
            <text:p>185462423</text:p>
          </table:table-cell>
          <table:table-cell office:value-type="float" office:value="7.44919" calcext:value-type="float">
            <text:p>7,44919</text:p>
          </table:table-cell>
          <table:table-cell office:value-type="float" office:value="1843" calcext:value-type="float">
            <text:p>1843</text:p>
          </table:table-cell>
          <table:table-cell office:value-type="float" office:value="9.85641" calcext:value-type="float">
            <text:p>9,85641</text:p>
          </table:table-cell>
          <table:table-cell table:style-name="ce1" office:value-type="float" office:value="3251847486" calcext:value-type="float">
            <text:p>3251847486</text:p>
          </table:table-cell>
          <table:table-cell office:value-type="float" office:value="0.403133" calcext:value-type="float">
            <text:p>0,403133</text:p>
          </table:table-cell>
          <table:table-cell office:value-type="float" office:value="498" calcext:value-type="float">
            <text:p>498</text:p>
          </table:table-cell>
          <table:table-cell office:value-type="float" office:value="0.565965" calcext:value-type="float">
            <text:p>0,565965</text:p>
          </table:table-cell>
          <table:table-cell table:style-name="ce1" office:value-type="float" office:value="198310323" calcext:value-type="float">
            <text:p>198310323</text:p>
          </table:table-cell>
          <table:table-cell office:value-type="float" office:value="2.01312" calcext:value-type="float">
            <text:p>2,01312</text:p>
          </table:table-cell>
          <table:table-cell office:value-type="float" office:value="1169" calcext:value-type="float">
            <text:p>1169</text:p>
          </table:table-cell>
          <table:table-cell office:value-type="float" office:value="2.9751" calcext:value-type="float">
            <text:p>2,9751</text:p>
          </table:table-cell>
          <table:table-cell table:style-name="ce1" office:value-type="float" office:value="453573420" calcext:value-type="float">
            <text:p>453573420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96945" calcext:value-type="float">
            <text:p>0,296945</text:p>
          </table:table-cell>
          <table:table-cell office:value-type="float" office:value="460" calcext:value-type="float">
            <text:p>460</text:p>
          </table:table-cell>
          <table:table-cell office:value-type="float" office:value="0.41133" calcext:value-type="float">
            <text:p>0,41133</text:p>
          </table:table-cell>
          <table:table-cell table:style-name="ce1" office:value-type="float" office:value="199830250" calcext:value-type="float">
            <text:p>199830250</text:p>
          </table:table-cell>
          <table:table-cell office:value-type="float" office:value="7.44919" calcext:value-type="float">
            <text:p>7,44919</text:p>
          </table:table-cell>
          <table:table-cell office:value-type="float" office:value="1843" calcext:value-type="float">
            <text:p>1843</text:p>
          </table:table-cell>
          <table:table-cell office:value-type="float" office:value="9.85641" calcext:value-type="float">
            <text:p>9,85641</text:p>
          </table:table-cell>
          <table:table-cell table:style-name="ce1" office:value-type="float" office:value="3214670401" calcext:value-type="float">
            <text:p>3214670401</text:p>
          </table:table-cell>
          <table:table-cell office:value-type="float" office:value="0.403133" calcext:value-type="float">
            <text:p>0,403133</text:p>
          </table:table-cell>
          <table:table-cell office:value-type="float" office:value="498" calcext:value-type="float">
            <text:p>498</text:p>
          </table:table-cell>
          <table:table-cell office:value-type="float" office:value="0.565965" calcext:value-type="float">
            <text:p>0,565965</text:p>
          </table:table-cell>
          <table:table-cell table:style-name="ce1" office:value-type="float" office:value="200343500" calcext:value-type="float">
            <text:p>200343500</text:p>
          </table:table-cell>
          <table:table-cell office:value-type="float" office:value="2.01312" calcext:value-type="float">
            <text:p>2,01312</text:p>
          </table:table-cell>
          <table:table-cell office:value-type="float" office:value="1169" calcext:value-type="float">
            <text:p>1169</text:p>
          </table:table-cell>
          <table:table-cell office:value-type="float" office:value="2.9751" calcext:value-type="float">
            <text:p>2,9751</text:p>
          </table:table-cell>
          <table:table-cell table:style-name="ce1" office:value-type="float" office:value="448471766" calcext:value-type="float">
            <text:p>448471766</text:p>
          </table:table-cell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1]+[.B32]+[.B33]+[.B34]+[.B35])/5" office:value-type="float" office:value="0.296945" calcext:value-type="float">
            <text:p>0,296945</text:p>
          </table:table-cell>
          <table:table-cell table:style-name="ce9" table:formula="of:=([.C31]+[.C32]+[.C33]+[.C34]+[.C35])/5" office:value-type="float" office:value="460" calcext:value-type="float">
            <text:p>460</text:p>
          </table:table-cell>
          <table:table-cell table:style-name="ce9" table:formula="of:=([.D31]+[.D32]+[.D33]+[.D34]+[.D35])/5" office:value-type="float" office:value="0.41133" calcext:value-type="float">
            <text:p>0,41133</text:p>
          </table:table-cell>
          <table:table-cell table:style-name="ce2" table:formula="of:=([.E31]+[.E32]+[.E33]+[.E34]+[.E35])/5" office:value-type="float" office:value="191816228.8" calcext:value-type="float">
            <text:p>191816228,8</text:p>
          </table:table-cell>
          <table:table-cell table:style-name="ce9" table:formula="of:=([.F31]+[.F32]+[.F33]+[.F34]+[.F35])/5" office:value-type="float" office:value="7.44919" calcext:value-type="float">
            <text:p>7,44919</text:p>
          </table:table-cell>
          <table:table-cell table:style-name="ce9" table:formula="of:=([.G31]+[.G32]+[.G33]+[.G34]+[.G35])/5" office:value-type="float" office:value="1843" calcext:value-type="float">
            <text:p>1843</text:p>
          </table:table-cell>
          <table:table-cell table:style-name="ce9" table:formula="of:=([.H31]+[.H32]+[.H33]+[.H34]+[.H35])/5" office:value-type="float" office:value="9.85641" calcext:value-type="float">
            <text:p>9,85641</text:p>
          </table:table-cell>
          <table:table-cell table:style-name="ce2" table:formula="of:=([.I31]+[.I32]+[.I33]+[.I34]+[.I35])/5" office:value-type="float" office:value="3185301734.8" calcext:value-type="float">
            <text:p>3185301734,8</text:p>
          </table:table-cell>
          <table:table-cell table:style-name="ce9" table:formula="of:=([.J31]+[.J32]+[.J33]+[.J34]+[.J35])/5" office:value-type="float" office:value="0.403133" calcext:value-type="float">
            <text:p>0,403133</text:p>
          </table:table-cell>
          <table:table-cell table:style-name="ce9" table:formula="of:=([.K31]+[.K32]+[.K33]+[.K34]+[.K35])/5" office:value-type="float" office:value="498" calcext:value-type="float">
            <text:p>498</text:p>
          </table:table-cell>
          <table:table-cell table:style-name="ce9" table:formula="of:=([.L31]+[.L32]+[.L33]+[.L34]+[.L35])/5" office:value-type="float" office:value="0.565965" calcext:value-type="float">
            <text:p>0,565965</text:p>
          </table:table-cell>
          <table:table-cell table:style-name="ce2" table:formula="of:=([.M31]+[.M32]+[.M33]+[.M34]+[.M35])/5" office:value-type="float" office:value="199681571.2" calcext:value-type="float">
            <text:p>199681571,2</text:p>
          </table:table-cell>
          <table:table-cell table:style-name="ce9" table:formula="of:=([.N31]+[.N32]+[.N33]+[.N34]+[.N35])/5" office:value-type="float" office:value="2.01312" calcext:value-type="float">
            <text:p>2,01312</text:p>
          </table:table-cell>
          <table:table-cell table:style-name="ce9" table:formula="of:=([.O31]+[.O32]+[.O33]+[.O34]+[.O35])/5" office:value-type="float" office:value="1169" calcext:value-type="float">
            <text:p>1169</text:p>
          </table:table-cell>
          <table:table-cell table:style-name="ce9" table:formula="of:=([.P31]+[.P32]+[.P33]+[.P34]+[.P35])/5" office:value-type="float" office:value="2.9751" calcext:value-type="float">
            <text:p>2,9751</text:p>
          </table:table-cell>
          <table:table-cell table:style-name="ce2" table:formula="of:=([.Q31]+[.Q32]+[.Q33]+[.Q34]+[.Q35])/5" office:value-type="float" office:value="452563161.4" calcext:value-type="float">
            <text:p>452563161,4</text:p>
          </table:table-cell>
        </table:table-row>
        <table:table-row table:style-name="ro1">
          <table:table-cell table:style-name="ce3" office:value-type="string" calcext:value-type="string">
            <text:p>20% s = 1</text:p>
          </table:table-cell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96576" calcext:value-type="float">
            <text:p>0,296576</text:p>
          </table:table-cell>
          <table:table-cell office:value-type="float" office:value="970" calcext:value-type="float">
            <text:p>970</text:p>
          </table:table-cell>
          <table:table-cell office:value-type="float" office:value="0.421647" calcext:value-type="float">
            <text:p>0,421647</text:p>
          </table:table-cell>
          <table:table-cell table:style-name="ce1" office:value-type="float" office:value="215875994" calcext:value-type="float">
            <text:p>215875994</text:p>
          </table:table-cell>
          <table:table-cell office:value-type="float" office:value="7.47049" calcext:value-type="float">
            <text:p>7,47049</text:p>
          </table:table-cell>
          <table:table-cell office:value-type="float" office:value="3618" calcext:value-type="float">
            <text:p>3618</text:p>
          </table:table-cell>
          <table:table-cell office:value-type="float" office:value="9.86092" calcext:value-type="float">
            <text:p>9,86092</text:p>
          </table:table-cell>
          <table:table-cell table:style-name="ce1" office:value-type="float" office:value="3968791286" calcext:value-type="float">
            <text:p>3968791286</text:p>
          </table:table-cell>
          <table:table-cell office:value-type="float" office:value="0.404896" calcext:value-type="float">
            <text:p>0,404896</text:p>
          </table:table-cell>
          <table:table-cell office:value-type="float" office:value="959" calcext:value-type="float">
            <text:p>959</text:p>
          </table:table-cell>
          <table:table-cell office:value-type="float" office:value="0.572456" calcext:value-type="float">
            <text:p>0,572456</text:p>
          </table:table-cell>
          <table:table-cell table:style-name="ce1" office:value-type="float" office:value="202150384" calcext:value-type="float">
            <text:p>202150384</text:p>
          </table:table-cell>
          <table:table-cell office:value-type="float" office:value="2.02649" calcext:value-type="float">
            <text:p>2,02649</text:p>
          </table:table-cell>
          <table:table-cell office:value-type="float" office:value="2331" calcext:value-type="float">
            <text:p>2331</text:p>
          </table:table-cell>
          <table:table-cell office:value-type="float" office:value="3.0143" calcext:value-type="float">
            <text:p>3,0143</text:p>
          </table:table-cell>
          <table:table-cell table:style-name="ce1" office:value-type="float" office:value="531499860" calcext:value-type="float">
            <text:p>531499860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96576" calcext:value-type="float">
            <text:p>0,296576</text:p>
          </table:table-cell>
          <table:table-cell office:value-type="float" office:value="970" calcext:value-type="float">
            <text:p>970</text:p>
          </table:table-cell>
          <table:table-cell office:value-type="float" office:value="0.421647" calcext:value-type="float">
            <text:p>0,421647</text:p>
          </table:table-cell>
          <table:table-cell table:style-name="ce1" office:value-type="float" office:value="201439989" calcext:value-type="float">
            <text:p>201439989</text:p>
          </table:table-cell>
          <table:table-cell office:value-type="float" office:value="7.47049" calcext:value-type="float">
            <text:p>7,47049</text:p>
          </table:table-cell>
          <table:table-cell office:value-type="float" office:value="3618" calcext:value-type="float">
            <text:p>3618</text:p>
          </table:table-cell>
          <table:table-cell office:value-type="float" office:value="9.86092" calcext:value-type="float">
            <text:p>9,86092</text:p>
          </table:table-cell>
          <table:table-cell table:style-name="ce1" office:value-type="float" office:value="3968032830" calcext:value-type="float">
            <text:p>3968032830</text:p>
          </table:table-cell>
          <table:table-cell office:value-type="float" office:value="0.404896" calcext:value-type="float">
            <text:p>0,404896</text:p>
          </table:table-cell>
          <table:table-cell office:value-type="float" office:value="959" calcext:value-type="float">
            <text:p>959</text:p>
          </table:table-cell>
          <table:table-cell office:value-type="float" office:value="0.572456" calcext:value-type="float">
            <text:p>0,572456</text:p>
          </table:table-cell>
          <table:table-cell table:style-name="ce1" office:value-type="float" office:value="198738040" calcext:value-type="float">
            <text:p>198738040</text:p>
          </table:table-cell>
          <table:table-cell office:value-type="float" office:value="2.02649" calcext:value-type="float">
            <text:p>2,02649</text:p>
          </table:table-cell>
          <table:table-cell office:value-type="float" office:value="2331" calcext:value-type="float">
            <text:p>2331</text:p>
          </table:table-cell>
          <table:table-cell office:value-type="float" office:value="3.0143" calcext:value-type="float">
            <text:p>3,0143</text:p>
          </table:table-cell>
          <table:table-cell table:style-name="ce1" office:value-type="float" office:value="531476595" calcext:value-type="float">
            <text:p>531476595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96576" calcext:value-type="float">
            <text:p>0,296576</text:p>
          </table:table-cell>
          <table:table-cell office:value-type="float" office:value="970" calcext:value-type="float">
            <text:p>970</text:p>
          </table:table-cell>
          <table:table-cell office:value-type="float" office:value="0.421647" calcext:value-type="float">
            <text:p>0,421647</text:p>
          </table:table-cell>
          <table:table-cell table:style-name="ce1" office:value-type="float" office:value="221561048" calcext:value-type="float">
            <text:p>221561048</text:p>
          </table:table-cell>
          <table:table-cell office:value-type="float" office:value="7.47049" calcext:value-type="float">
            <text:p>7,47049</text:p>
          </table:table-cell>
          <table:table-cell office:value-type="float" office:value="3618" calcext:value-type="float">
            <text:p>3618</text:p>
          </table:table-cell>
          <table:table-cell office:value-type="float" office:value="9.86092" calcext:value-type="float">
            <text:p>9,86092</text:p>
          </table:table-cell>
          <table:table-cell table:style-name="ce1" office:value-type="float" office:value="4112482680" calcext:value-type="float">
            <text:p>4112482680</text:p>
          </table:table-cell>
          <table:table-cell office:value-type="float" office:value="0.404896" calcext:value-type="float">
            <text:p>0,404896</text:p>
          </table:table-cell>
          <table:table-cell office:value-type="float" office:value="959" calcext:value-type="float">
            <text:p>959</text:p>
          </table:table-cell>
          <table:table-cell office:value-type="float" office:value="0.572456" calcext:value-type="float">
            <text:p>0,572456</text:p>
          </table:table-cell>
          <table:table-cell table:style-name="ce1" office:value-type="float" office:value="202681267" calcext:value-type="float">
            <text:p>202681267</text:p>
          </table:table-cell>
          <table:table-cell office:value-type="float" office:value="2.02649" calcext:value-type="float">
            <text:p>2,02649</text:p>
          </table:table-cell>
          <table:table-cell office:value-type="float" office:value="2331" calcext:value-type="float">
            <text:p>2331</text:p>
          </table:table-cell>
          <table:table-cell office:value-type="float" office:value="3.0143" calcext:value-type="float">
            <text:p>3,0143</text:p>
          </table:table-cell>
          <table:table-cell table:style-name="ce1" office:value-type="float" office:value="532177533" calcext:value-type="float">
            <text:p>532177533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96576" calcext:value-type="float">
            <text:p>0,296576</text:p>
          </table:table-cell>
          <table:table-cell office:value-type="float" office:value="970" calcext:value-type="float">
            <text:p>970</text:p>
          </table:table-cell>
          <table:table-cell office:value-type="float" office:value="0.421647" calcext:value-type="float">
            <text:p>0,421647</text:p>
          </table:table-cell>
          <table:table-cell table:style-name="ce1" office:value-type="float" office:value="213713783" calcext:value-type="float">
            <text:p>213713783</text:p>
          </table:table-cell>
          <table:table-cell office:value-type="float" office:value="7.47049" calcext:value-type="float">
            <text:p>7,47049</text:p>
          </table:table-cell>
          <table:table-cell office:value-type="float" office:value="3618" calcext:value-type="float">
            <text:p>3618</text:p>
          </table:table-cell>
          <table:table-cell office:value-type="float" office:value="9.86092" calcext:value-type="float">
            <text:p>9,86092</text:p>
          </table:table-cell>
          <table:table-cell table:style-name="ce1" office:value-type="float" office:value="4097964824" calcext:value-type="float">
            <text:p>4097964824</text:p>
          </table:table-cell>
          <table:table-cell office:value-type="float" office:value="0.404896" calcext:value-type="float">
            <text:p>0,404896</text:p>
          </table:table-cell>
          <table:table-cell office:value-type="float" office:value="959" calcext:value-type="float">
            <text:p>959</text:p>
          </table:table-cell>
          <table:table-cell office:value-type="float" office:value="0.572456" calcext:value-type="float">
            <text:p>0,572456</text:p>
          </table:table-cell>
          <table:table-cell table:style-name="ce1" office:value-type="float" office:value="204455498" calcext:value-type="float">
            <text:p>204455498</text:p>
          </table:table-cell>
          <table:table-cell office:value-type="float" office:value="2.02649" calcext:value-type="float">
            <text:p>2,02649</text:p>
          </table:table-cell>
          <table:table-cell office:value-type="float" office:value="2331" calcext:value-type="float">
            <text:p>2331</text:p>
          </table:table-cell>
          <table:table-cell office:value-type="float" office:value="3.0143" calcext:value-type="float">
            <text:p>3,0143</text:p>
          </table:table-cell>
          <table:table-cell table:style-name="ce1" office:value-type="float" office:value="531913000" calcext:value-type="float">
            <text:p>531913000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96576" calcext:value-type="float">
            <text:p>0,296576</text:p>
          </table:table-cell>
          <table:table-cell office:value-type="float" office:value="970" calcext:value-type="float">
            <text:p>970</text:p>
          </table:table-cell>
          <table:table-cell office:value-type="float" office:value="0.421647" calcext:value-type="float">
            <text:p>0,421647</text:p>
          </table:table-cell>
          <table:table-cell table:style-name="ce1" office:value-type="float" office:value="198538205" calcext:value-type="float">
            <text:p>198538205</text:p>
          </table:table-cell>
          <table:table-cell office:value-type="float" office:value="7.47049" calcext:value-type="float">
            <text:p>7,47049</text:p>
          </table:table-cell>
          <table:table-cell office:value-type="float" office:value="3618" calcext:value-type="float">
            <text:p>3618</text:p>
          </table:table-cell>
          <table:table-cell office:value-type="float" office:value="9.86092" calcext:value-type="float">
            <text:p>9,86092</text:p>
          </table:table-cell>
          <table:table-cell table:style-name="ce1" office:value-type="float" office:value="4144832421" calcext:value-type="float">
            <text:p>4144832421</text:p>
          </table:table-cell>
          <table:table-cell office:value-type="float" office:value="0.404896" calcext:value-type="float">
            <text:p>0,404896</text:p>
          </table:table-cell>
          <table:table-cell office:value-type="float" office:value="959" calcext:value-type="float">
            <text:p>959</text:p>
          </table:table-cell>
          <table:table-cell office:value-type="float" office:value="0.572456" calcext:value-type="float">
            <text:p>0,572456</text:p>
          </table:table-cell>
          <table:table-cell table:style-name="ce1" office:value-type="float" office:value="202113669" calcext:value-type="float">
            <text:p>202113669</text:p>
          </table:table-cell>
          <table:table-cell office:value-type="float" office:value="2.02649" calcext:value-type="float">
            <text:p>2,02649</text:p>
          </table:table-cell>
          <table:table-cell office:value-type="float" office:value="2331" calcext:value-type="float">
            <text:p>2331</text:p>
          </table:table-cell>
          <table:table-cell office:value-type="float" office:value="3.0143" calcext:value-type="float">
            <text:p>3,0143</text:p>
          </table:table-cell>
          <table:table-cell table:style-name="ce1" office:value-type="float" office:value="533765568" calcext:value-type="float">
            <text:p>533765568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38]+[.B39]+[.B40]+[.B41]+[.B42])/5" office:value-type="float" office:value="0.296576" calcext:value-type="float">
            <text:p>0,296576</text:p>
          </table:table-cell>
          <table:table-cell table:formula="of:=([.C38]+[.C39]+[.C40]+[.C41]+[.C42])/5" office:value-type="float" office:value="970" calcext:value-type="float">
            <text:p>970</text:p>
          </table:table-cell>
          <table:table-cell table:formula="of:=([.D38]+[.D39]+[.D40]+[.D41]+[.D42])/5" office:value-type="float" office:value="0.421647" calcext:value-type="float">
            <text:p>0,421647</text:p>
          </table:table-cell>
          <table:table-cell table:style-name="ce1" table:formula="of:=([.E38]+[.E39]+[.E40]+[.E41]+[.E42])/5" office:value-type="float" office:value="210225803.8" calcext:value-type="float">
            <text:p>210225803,8</text:p>
          </table:table-cell>
          <table:table-cell table:formula="of:=([.F38]+[.F39]+[.F40]+[.F41]+[.F42])/5" office:value-type="float" office:value="7.47049" calcext:value-type="float">
            <text:p>7,47049</text:p>
          </table:table-cell>
          <table:table-cell table:formula="of:=([.G38]+[.G39]+[.G40]+[.G41]+[.G42])/5" office:value-type="float" office:value="3618" calcext:value-type="float">
            <text:p>3618</text:p>
          </table:table-cell>
          <table:table-cell table:formula="of:=([.H38]+[.H39]+[.H40]+[.H41]+[.H42])/5" office:value-type="float" office:value="9.86092" calcext:value-type="float">
            <text:p>9,86092</text:p>
          </table:table-cell>
          <table:table-cell table:style-name="ce1" table:formula="of:=([.I38]+[.I39]+[.I40]+[.I41]+[.I42])/5" office:value-type="float" office:value="4058420808.2" calcext:value-type="float">
            <text:p>4058420808,2</text:p>
          </table:table-cell>
          <table:table-cell table:formula="of:=([.J38]+[.J39]+[.J40]+[.J41]+[.J42])/5" office:value-type="float" office:value="0.404896" calcext:value-type="float">
            <text:p>0,404896</text:p>
          </table:table-cell>
          <table:table-cell table:formula="of:=([.K38]+[.K39]+[.K40]+[.K41]+[.K42])/5" office:value-type="float" office:value="959" calcext:value-type="float">
            <text:p>959</text:p>
          </table:table-cell>
          <table:table-cell table:formula="of:=([.L38]+[.L39]+[.L40]+[.L41]+[.L42])/5" office:value-type="float" office:value="0.572456" calcext:value-type="float">
            <text:p>0,572456</text:p>
          </table:table-cell>
          <table:table-cell table:style-name="ce1" table:formula="of:=([.M38]+[.M39]+[.M40]+[.M41]+[.M42])/5" office:value-type="float" office:value="202027771.6" calcext:value-type="float">
            <text:p>202027771,6</text:p>
          </table:table-cell>
          <table:table-cell table:formula="of:=([.N38]+[.N39]+[.N40]+[.N41]+[.N42])/5" office:value-type="float" office:value="2.02649" calcext:value-type="float">
            <text:p>2,02649</text:p>
          </table:table-cell>
          <table:table-cell table:formula="of:=([.O38]+[.O39]+[.O40]+[.O41]+[.O42])/5" office:value-type="float" office:value="2331" calcext:value-type="float">
            <text:p>2331</text:p>
          </table:table-cell>
          <table:table-cell table:formula="of:=([.P38]+[.P39]+[.P40]+[.P41]+[.P42])/5" office:value-type="float" office:value="3.0143" calcext:value-type="float">
            <text:p>3,0143</text:p>
          </table:table-cell>
          <table:table-cell table:style-name="ce1" table:formula="of:=([.Q38]+[.Q39]+[.Q40]+[.Q41]+[.Q42])/5" office:value-type="float" office:value="532166511.2" calcext:value-type="float">
            <text:p>532166511,2</text:p>
          </table:table-cell>
        </table:table-row>
        <table:table-row table:style-name="ro1">
          <table:table-cell table:style-name="ce4" office:value-type="string" calcext:value-type="string">
            <text:p>2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96891" calcext:value-type="float">
            <text:p>0,296891</text:p>
          </table:table-cell>
          <table:table-cell office:value-type="float" office:value="941" calcext:value-type="float">
            <text:p>941</text:p>
          </table:table-cell>
          <table:table-cell office:value-type="float" office:value="0.416452" calcext:value-type="float">
            <text:p>0,416452</text:p>
          </table:table-cell>
          <table:table-cell table:style-name="ce1" office:value-type="float" office:value="251495216" calcext:value-type="float">
            <text:p>251495216</text:p>
          </table:table-cell>
          <table:table-cell office:value-type="float" office:value="7.45173" calcext:value-type="float">
            <text:p>7,45173</text:p>
          </table:table-cell>
          <table:table-cell office:value-type="float" office:value="3588" calcext:value-type="float">
            <text:p>3588</text:p>
          </table:table-cell>
          <table:table-cell office:value-type="float" office:value="9.91303" calcext:value-type="float">
            <text:p>9,91303</text:p>
          </table:table-cell>
          <table:table-cell table:style-name="ce1" office:value-type="float" office:value="4086580348" calcext:value-type="float">
            <text:p>4086580348</text:p>
          </table:table-cell>
          <table:table-cell office:value-type="float" office:value="0.406609" calcext:value-type="float">
            <text:p>0,406609</text:p>
          </table:table-cell>
          <table:table-cell office:value-type="float" office:value="957" calcext:value-type="float">
            <text:p>957</text:p>
          </table:table-cell>
          <table:table-cell office:value-type="float" office:value="0.579044" calcext:value-type="float">
            <text:p>0,579044</text:p>
          </table:table-cell>
          <table:table-cell table:style-name="ce1" office:value-type="float" office:value="233846110" calcext:value-type="float">
            <text:p>233846110</text:p>
          </table:table-cell>
          <table:table-cell office:value-type="float" office:value="1.99896" calcext:value-type="float">
            <text:p>1,99896</text:p>
          </table:table-cell>
          <table:table-cell office:value-type="float" office:value="2313" calcext:value-type="float">
            <text:p>2313</text:p>
          </table:table-cell>
          <table:table-cell office:value-type="float" office:value="2.98129" calcext:value-type="float">
            <text:p>2,98129</text:p>
          </table:table-cell>
          <table:table-cell table:style-name="ce1" office:value-type="float" office:value="514419443" calcext:value-type="float">
            <text:p>514419443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96891" calcext:value-type="float">
            <text:p>0,296891</text:p>
          </table:table-cell>
          <table:table-cell office:value-type="float" office:value="941" calcext:value-type="float">
            <text:p>941</text:p>
          </table:table-cell>
          <table:table-cell office:value-type="float" office:value="0.416452" calcext:value-type="float">
            <text:p>0,416452</text:p>
          </table:table-cell>
          <table:table-cell table:style-name="ce1" office:value-type="float" office:value="242765210" calcext:value-type="float">
            <text:p>242765210</text:p>
          </table:table-cell>
          <table:table-cell office:value-type="float" office:value="7.45173" calcext:value-type="float">
            <text:p>7,45173</text:p>
          </table:table-cell>
          <table:table-cell office:value-type="float" office:value="3588" calcext:value-type="float">
            <text:p>3588</text:p>
          </table:table-cell>
          <table:table-cell office:value-type="float" office:value="9.91303" calcext:value-type="float">
            <text:p>9,91303</text:p>
          </table:table-cell>
          <table:table-cell table:style-name="ce1" office:value-type="float" office:value="4050017493" calcext:value-type="float">
            <text:p>4050017493</text:p>
          </table:table-cell>
          <table:table-cell office:value-type="float" office:value="0.406609" calcext:value-type="float">
            <text:p>0,406609</text:p>
          </table:table-cell>
          <table:table-cell office:value-type="float" office:value="957" calcext:value-type="float">
            <text:p>957</text:p>
          </table:table-cell>
          <table:table-cell office:value-type="float" office:value="0.579044" calcext:value-type="float">
            <text:p>0,579044</text:p>
          </table:table-cell>
          <table:table-cell table:style-name="ce1" office:value-type="float" office:value="236261284" calcext:value-type="float">
            <text:p>236261284</text:p>
          </table:table-cell>
          <table:table-cell office:value-type="float" office:value="1.99896" calcext:value-type="float">
            <text:p>1,99896</text:p>
          </table:table-cell>
          <table:table-cell office:value-type="float" office:value="2313" calcext:value-type="float">
            <text:p>2313</text:p>
          </table:table-cell>
          <table:table-cell office:value-type="float" office:value="2.98129" calcext:value-type="float">
            <text:p>2,98129</text:p>
          </table:table-cell>
          <table:table-cell table:style-name="ce1" office:value-type="float" office:value="520983611" calcext:value-type="float">
            <text:p>520983611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96891" calcext:value-type="float">
            <text:p>0,296891</text:p>
          </table:table-cell>
          <table:table-cell office:value-type="float" office:value="941" calcext:value-type="float">
            <text:p>941</text:p>
          </table:table-cell>
          <table:table-cell office:value-type="float" office:value="0.416452" calcext:value-type="float">
            <text:p>0,416452</text:p>
          </table:table-cell>
          <table:table-cell table:style-name="ce1" office:value-type="float" office:value="264953034" calcext:value-type="float">
            <text:p>264953034</text:p>
          </table:table-cell>
          <table:table-cell office:value-type="float" office:value="7.45173" calcext:value-type="float">
            <text:p>7,45173</text:p>
          </table:table-cell>
          <table:table-cell office:value-type="float" office:value="3588" calcext:value-type="float">
            <text:p>3588</text:p>
          </table:table-cell>
          <table:table-cell office:value-type="float" office:value="9.91303" calcext:value-type="float">
            <text:p>9,91303</text:p>
          </table:table-cell>
          <table:table-cell table:style-name="ce1" office:value-type="float" office:value="4025961499" calcext:value-type="float">
            <text:p>4025961499</text:p>
          </table:table-cell>
          <table:table-cell office:value-type="float" office:value="0.406609" calcext:value-type="float">
            <text:p>0,406609</text:p>
          </table:table-cell>
          <table:table-cell office:value-type="float" office:value="957" calcext:value-type="float">
            <text:p>957</text:p>
          </table:table-cell>
          <table:table-cell office:value-type="float" office:value="0.579044" calcext:value-type="float">
            <text:p>0,579044</text:p>
          </table:table-cell>
          <table:table-cell table:style-name="ce1" office:value-type="float" office:value="236587862" calcext:value-type="float">
            <text:p>236587862</text:p>
          </table:table-cell>
          <table:table-cell office:value-type="float" office:value="1.99896" calcext:value-type="float">
            <text:p>1,99896</text:p>
          </table:table-cell>
          <table:table-cell office:value-type="float" office:value="2313" calcext:value-type="float">
            <text:p>2313</text:p>
          </table:table-cell>
          <table:table-cell office:value-type="float" office:value="2.98129" calcext:value-type="float">
            <text:p>2,98129</text:p>
          </table:table-cell>
          <table:table-cell table:style-name="ce1" office:value-type="float" office:value="518969937" calcext:value-type="float">
            <text:p>518969937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96891" calcext:value-type="float">
            <text:p>0,296891</text:p>
          </table:table-cell>
          <table:table-cell office:value-type="float" office:value="941" calcext:value-type="float">
            <text:p>941</text:p>
          </table:table-cell>
          <table:table-cell office:value-type="float" office:value="0.416452" calcext:value-type="float">
            <text:p>0,416452</text:p>
          </table:table-cell>
          <table:table-cell table:style-name="ce1" office:value-type="float" office:value="259857724" calcext:value-type="float">
            <text:p>259857724</text:p>
          </table:table-cell>
          <table:table-cell office:value-type="float" office:value="7.45173" calcext:value-type="float">
            <text:p>7,45173</text:p>
          </table:table-cell>
          <table:table-cell office:value-type="float" office:value="3588" calcext:value-type="float">
            <text:p>3588</text:p>
          </table:table-cell>
          <table:table-cell office:value-type="float" office:value="9.91303" calcext:value-type="float">
            <text:p>9,91303</text:p>
          </table:table-cell>
          <table:table-cell table:style-name="ce1" office:value-type="float" office:value="4041202752" calcext:value-type="float">
            <text:p>4041202752</text:p>
          </table:table-cell>
          <table:table-cell office:value-type="float" office:value="0.406609" calcext:value-type="float">
            <text:p>0,406609</text:p>
          </table:table-cell>
          <table:table-cell office:value-type="float" office:value="957" calcext:value-type="float">
            <text:p>957</text:p>
          </table:table-cell>
          <table:table-cell office:value-type="float" office:value="0.579044" calcext:value-type="float">
            <text:p>0,579044</text:p>
          </table:table-cell>
          <table:table-cell table:style-name="ce1" office:value-type="float" office:value="236985985" calcext:value-type="float">
            <text:p>236985985</text:p>
          </table:table-cell>
          <table:table-cell office:value-type="float" office:value="1.99896" calcext:value-type="float">
            <text:p>1,99896</text:p>
          </table:table-cell>
          <table:table-cell office:value-type="float" office:value="2313" calcext:value-type="float">
            <text:p>2313</text:p>
          </table:table-cell>
          <table:table-cell office:value-type="float" office:value="2.98129" calcext:value-type="float">
            <text:p>2,98129</text:p>
          </table:table-cell>
          <table:table-cell table:style-name="ce1" office:value-type="float" office:value="517803498" calcext:value-type="float">
            <text:p>517803498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96891" calcext:value-type="float">
            <text:p>0,296891</text:p>
          </table:table-cell>
          <table:table-cell office:value-type="float" office:value="941" calcext:value-type="float">
            <text:p>941</text:p>
          </table:table-cell>
          <table:table-cell office:value-type="float" office:value="0.416452" calcext:value-type="float">
            <text:p>0,416452</text:p>
          </table:table-cell>
          <table:table-cell table:style-name="ce1" office:value-type="float" office:value="256242057" calcext:value-type="float">
            <text:p>256242057</text:p>
          </table:table-cell>
          <table:table-cell office:value-type="float" office:value="7.45173" calcext:value-type="float">
            <text:p>7,45173</text:p>
          </table:table-cell>
          <table:table-cell office:value-type="float" office:value="3588" calcext:value-type="float">
            <text:p>3588</text:p>
          </table:table-cell>
          <table:table-cell office:value-type="float" office:value="9.91303" calcext:value-type="float">
            <text:p>9,91303</text:p>
          </table:table-cell>
          <table:table-cell table:style-name="ce1" office:value-type="float" office:value="4020803420" calcext:value-type="float">
            <text:p>4020803420</text:p>
          </table:table-cell>
          <table:table-cell office:value-type="float" office:value="0.406609" calcext:value-type="float">
            <text:p>0,406609</text:p>
          </table:table-cell>
          <table:table-cell office:value-type="float" office:value="957" calcext:value-type="float">
            <text:p>957</text:p>
          </table:table-cell>
          <table:table-cell office:value-type="float" office:value="0.579044" calcext:value-type="float">
            <text:p>0,579044</text:p>
          </table:table-cell>
          <table:table-cell table:style-name="ce1" office:value-type="float" office:value="238586429" calcext:value-type="float">
            <text:p>238586429</text:p>
          </table:table-cell>
          <table:table-cell office:value-type="float" office:value="1.99896" calcext:value-type="float">
            <text:p>1,99896</text:p>
          </table:table-cell>
          <table:table-cell office:value-type="float" office:value="2313" calcext:value-type="float">
            <text:p>2313</text:p>
          </table:table-cell>
          <table:table-cell office:value-type="float" office:value="2.98129" calcext:value-type="float">
            <text:p>2,98129</text:p>
          </table:table-cell>
          <table:table-cell table:style-name="ce1" office:value-type="float" office:value="521308077" calcext:value-type="float">
            <text:p>521308077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45]+[.B46]+[.B47]+[.B48]+[.B49])/5" office:value-type="float" office:value="0.296891" calcext:value-type="float">
            <text:p>0,296891</text:p>
          </table:table-cell>
          <table:table-cell table:formula="of:=([.C45]+[.C46]+[.C47]+[.C48]+[.C49])/5" office:value-type="float" office:value="941" calcext:value-type="float">
            <text:p>941</text:p>
          </table:table-cell>
          <table:table-cell table:formula="of:=([.D45]+[.D46]+[.D47]+[.D48]+[.D49])/5" office:value-type="float" office:value="0.416452" calcext:value-type="float">
            <text:p>0,416452</text:p>
          </table:table-cell>
          <table:table-cell table:style-name="ce1" table:formula="of:=([.E45]+[.E46]+[.E47]+[.E48]+[.E49])/5" office:value-type="float" office:value="255062648.2" calcext:value-type="float">
            <text:p>255062648,2</text:p>
          </table:table-cell>
          <table:table-cell table:formula="of:=([.F45]+[.F46]+[.F47]+[.F48]+[.F49])/5" office:value-type="float" office:value="7.45173" calcext:value-type="float">
            <text:p>7,45173</text:p>
          </table:table-cell>
          <table:table-cell table:formula="of:=([.G45]+[.G46]+[.G47]+[.G48]+[.G49])/5" office:value-type="float" office:value="3588" calcext:value-type="float">
            <text:p>3588</text:p>
          </table:table-cell>
          <table:table-cell table:formula="of:=([.H45]+[.H46]+[.H47]+[.H48]+[.H49])/5" office:value-type="float" office:value="9.91303" calcext:value-type="float">
            <text:p>9,91303</text:p>
          </table:table-cell>
          <table:table-cell table:style-name="ce1" table:formula="of:=([.I45]+[.I46]+[.I47]+[.I48]+[.I49])/5" office:value-type="float" office:value="4044913102.4" calcext:value-type="float">
            <text:p>4044913102,4</text:p>
          </table:table-cell>
          <table:table-cell table:formula="of:=([.J45]+[.J46]+[.J47]+[.J48]+[.J49])/5" office:value-type="float" office:value="0.406609" calcext:value-type="float">
            <text:p>0,406609</text:p>
          </table:table-cell>
          <table:table-cell table:formula="of:=([.K45]+[.K46]+[.K47]+[.K48]+[.K49])/5" office:value-type="float" office:value="957" calcext:value-type="float">
            <text:p>957</text:p>
          </table:table-cell>
          <table:table-cell table:formula="of:=([.L45]+[.L46]+[.L47]+[.L48]+[.L49])/5" office:value-type="float" office:value="0.579044" calcext:value-type="float">
            <text:p>0,579044</text:p>
          </table:table-cell>
          <table:table-cell table:style-name="ce1" table:formula="of:=([.M45]+[.M46]+[.M47]+[.M48]+[.M49])/5" office:value-type="float" office:value="236453534" calcext:value-type="float">
            <text:p>236453534</text:p>
          </table:table-cell>
          <table:table-cell table:formula="of:=([.N45]+[.N46]+[.N47]+[.N48]+[.N49])/5" office:value-type="float" office:value="1.99896" calcext:value-type="float">
            <text:p>1,99896</text:p>
          </table:table-cell>
          <table:table-cell table:formula="of:=([.O45]+[.O46]+[.O47]+[.O48]+[.O49])/5" office:value-type="float" office:value="2313" calcext:value-type="float">
            <text:p>2313</text:p>
          </table:table-cell>
          <table:table-cell table:formula="of:=([.P45]+[.P46]+[.P47]+[.P48]+[.P49])/5" office:value-type="float" office:value="2.98129" calcext:value-type="float">
            <text:p>2,98129</text:p>
          </table:table-cell>
          <table:table-cell table:style-name="ce1" table:formula="of:=([.Q45]+[.Q46]+[.Q47]+[.Q48]+[.Q49])/5" office:value-type="float" office:value="518696913.2" calcext:value-type="float">
            <text:p>518696913,2</text:p>
          </table:table-cell>
        </table:table-row>
        <table:table-row table:style-name="ro1">
          <table:table-cell table:style-name="ce4" office:value-type="string" calcext:value-type="string">
            <text:p>2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95708" calcext:value-type="float">
            <text:p>0,295708</text:p>
          </table:table-cell>
          <table:table-cell office:value-type="float" office:value="1003" calcext:value-type="float">
            <text:p>1003</text:p>
          </table:table-cell>
          <table:table-cell office:value-type="float" office:value="0.424915" calcext:value-type="float">
            <text:p>0,424915</text:p>
          </table:table-cell>
          <table:table-cell table:style-name="ce1" office:value-type="float" office:value="220851861" calcext:value-type="float">
            <text:p>220851861</text:p>
          </table:table-cell>
          <table:table-cell office:value-type="float" office:value="7.45685" calcext:value-type="float">
            <text:p>7,45685</text:p>
          </table:table-cell>
          <table:table-cell office:value-type="float" office:value="3645" calcext:value-type="float">
            <text:p>3645</text:p>
          </table:table-cell>
          <table:table-cell office:value-type="float" office:value="9.938" calcext:value-type="float">
            <text:p>9,938</text:p>
          </table:table-cell>
          <table:table-cell table:style-name="ce1" office:value-type="float" office:value="2748478702" calcext:value-type="float">
            <text:p>2748478702</text:p>
          </table:table-cell>
          <table:table-cell office:value-type="float" office:value="0.402941" calcext:value-type="float">
            <text:p>0,402941</text:p>
          </table:table-cell>
          <table:table-cell office:value-type="float" office:value="965" calcext:value-type="float">
            <text:p>965</text:p>
          </table:table-cell>
          <table:table-cell office:value-type="float" office:value="0.571176" calcext:value-type="float">
            <text:p>0,571176</text:p>
          </table:table-cell>
          <table:table-cell table:style-name="ce1" office:value-type="float" office:value="224707235" calcext:value-type="float">
            <text:p>224707235</text:p>
          </table:table-cell>
          <table:table-cell office:value-type="float" office:value="2.00809" calcext:value-type="float">
            <text:p>2,00809</text:p>
          </table:table-cell>
          <table:table-cell office:value-type="float" office:value="2308" calcext:value-type="float">
            <text:p>2308</text:p>
          </table:table-cell>
          <table:table-cell office:value-type="float" office:value="3.03215" calcext:value-type="float">
            <text:p>3,03215</text:p>
          </table:table-cell>
          <table:table-cell table:style-name="ce1" office:value-type="float" office:value="540221895" calcext:value-type="float">
            <text:p>540221895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95708" calcext:value-type="float">
            <text:p>0,295708</text:p>
          </table:table-cell>
          <table:table-cell office:value-type="float" office:value="1003" calcext:value-type="float">
            <text:p>1003</text:p>
          </table:table-cell>
          <table:table-cell office:value-type="float" office:value="0.424915" calcext:value-type="float">
            <text:p>0,424915</text:p>
          </table:table-cell>
          <table:table-cell table:style-name="ce1" office:value-type="float" office:value="216640852" calcext:value-type="float">
            <text:p>216640852</text:p>
          </table:table-cell>
          <table:table-cell office:value-type="float" office:value="7.45685" calcext:value-type="float">
            <text:p>7,45685</text:p>
          </table:table-cell>
          <table:table-cell office:value-type="float" office:value="3645" calcext:value-type="float">
            <text:p>3645</text:p>
          </table:table-cell>
          <table:table-cell office:value-type="float" office:value="9.938" calcext:value-type="float">
            <text:p>9,938</text:p>
          </table:table-cell>
          <table:table-cell table:style-name="ce1" office:value-type="float" office:value="2672999802" calcext:value-type="float">
            <text:p>2672999802</text:p>
          </table:table-cell>
          <table:table-cell office:value-type="float" office:value="0.402941" calcext:value-type="float">
            <text:p>0,402941</text:p>
          </table:table-cell>
          <table:table-cell office:value-type="float" office:value="965" calcext:value-type="float">
            <text:p>965</text:p>
          </table:table-cell>
          <table:table-cell office:value-type="float" office:value="0.571176" calcext:value-type="float">
            <text:p>0,571176</text:p>
          </table:table-cell>
          <table:table-cell table:style-name="ce1" office:value-type="float" office:value="227925738" calcext:value-type="float">
            <text:p>227925738</text:p>
          </table:table-cell>
          <table:table-cell office:value-type="float" office:value="2.00809" calcext:value-type="float">
            <text:p>2,00809</text:p>
          </table:table-cell>
          <table:table-cell office:value-type="float" office:value="2308" calcext:value-type="float">
            <text:p>2308</text:p>
          </table:table-cell>
          <table:table-cell office:value-type="float" office:value="3.03215" calcext:value-type="float">
            <text:p>3,03215</text:p>
          </table:table-cell>
          <table:table-cell table:style-name="ce1" office:value-type="float" office:value="539601667" calcext:value-type="float">
            <text:p>539601667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95708" calcext:value-type="float">
            <text:p>0,295708</text:p>
          </table:table-cell>
          <table:table-cell office:value-type="float" office:value="1003" calcext:value-type="float">
            <text:p>1003</text:p>
          </table:table-cell>
          <table:table-cell office:value-type="float" office:value="0.424915" calcext:value-type="float">
            <text:p>0,424915</text:p>
          </table:table-cell>
          <table:table-cell table:style-name="ce1" office:value-type="float" office:value="221786175" calcext:value-type="float">
            <text:p>221786175</text:p>
          </table:table-cell>
          <table:table-cell office:value-type="float" office:value="7.45685" calcext:value-type="float">
            <text:p>7,45685</text:p>
          </table:table-cell>
          <table:table-cell office:value-type="float" office:value="3645" calcext:value-type="float">
            <text:p>3645</text:p>
          </table:table-cell>
          <table:table-cell office:value-type="float" office:value="9.938" calcext:value-type="float">
            <text:p>9,938</text:p>
          </table:table-cell>
          <table:table-cell table:style-name="ce1" office:value-type="float" office:value="2650958905" calcext:value-type="float">
            <text:p>2650958905</text:p>
          </table:table-cell>
          <table:table-cell office:value-type="float" office:value="0.402941" calcext:value-type="float">
            <text:p>0,402941</text:p>
          </table:table-cell>
          <table:table-cell office:value-type="float" office:value="965" calcext:value-type="float">
            <text:p>965</text:p>
          </table:table-cell>
          <table:table-cell office:value-type="float" office:value="0.571176" calcext:value-type="float">
            <text:p>0,571176</text:p>
          </table:table-cell>
          <table:table-cell table:style-name="ce1" office:value-type="float" office:value="226627530" calcext:value-type="float">
            <text:p>226627530</text:p>
          </table:table-cell>
          <table:table-cell office:value-type="float" office:value="2.00809" calcext:value-type="float">
            <text:p>2,00809</text:p>
          </table:table-cell>
          <table:table-cell office:value-type="float" office:value="2308" calcext:value-type="float">
            <text:p>2308</text:p>
          </table:table-cell>
          <table:table-cell office:value-type="float" office:value="3.03215" calcext:value-type="float">
            <text:p>3,03215</text:p>
          </table:table-cell>
          <table:table-cell table:style-name="ce1" office:value-type="float" office:value="545266454" calcext:value-type="float">
            <text:p>545266454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95708" calcext:value-type="float">
            <text:p>0,295708</text:p>
          </table:table-cell>
          <table:table-cell office:value-type="float" office:value="1003" calcext:value-type="float">
            <text:p>1003</text:p>
          </table:table-cell>
          <table:table-cell office:value-type="float" office:value="0.424915" calcext:value-type="float">
            <text:p>0,424915</text:p>
          </table:table-cell>
          <table:table-cell table:style-name="ce1" office:value-type="float" office:value="231562557" calcext:value-type="float">
            <text:p>231562557</text:p>
          </table:table-cell>
          <table:table-cell office:value-type="float" office:value="7.45685" calcext:value-type="float">
            <text:p>7,45685</text:p>
          </table:table-cell>
          <table:table-cell office:value-type="float" office:value="3645" calcext:value-type="float">
            <text:p>3645</text:p>
          </table:table-cell>
          <table:table-cell office:value-type="float" office:value="9.938" calcext:value-type="float">
            <text:p>9,938</text:p>
          </table:table-cell>
          <table:table-cell table:style-name="ce1" office:value-type="float" office:value="2759198055" calcext:value-type="float">
            <text:p>2759198055</text:p>
          </table:table-cell>
          <table:table-cell office:value-type="float" office:value="0.402941" calcext:value-type="float">
            <text:p>0,402941</text:p>
          </table:table-cell>
          <table:table-cell office:value-type="float" office:value="965" calcext:value-type="float">
            <text:p>965</text:p>
          </table:table-cell>
          <table:table-cell office:value-type="float" office:value="0.571176" calcext:value-type="float">
            <text:p>0,571176</text:p>
          </table:table-cell>
          <table:table-cell table:style-name="ce1" office:value-type="float" office:value="224604654" calcext:value-type="float">
            <text:p>224604654</text:p>
          </table:table-cell>
          <table:table-cell office:value-type="float" office:value="2.00809" calcext:value-type="float">
            <text:p>2,00809</text:p>
          </table:table-cell>
          <table:table-cell office:value-type="float" office:value="2308" calcext:value-type="float">
            <text:p>2308</text:p>
          </table:table-cell>
          <table:table-cell office:value-type="float" office:value="3.03215" calcext:value-type="float">
            <text:p>3,03215</text:p>
          </table:table-cell>
          <table:table-cell table:style-name="ce1" office:value-type="float" office:value="543938439" calcext:value-type="float">
            <text:p>543938439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95708" calcext:value-type="float">
            <text:p>0,295708</text:p>
          </table:table-cell>
          <table:table-cell office:value-type="float" office:value="1003" calcext:value-type="float">
            <text:p>1003</text:p>
          </table:table-cell>
          <table:table-cell office:value-type="float" office:value="0.424915" calcext:value-type="float">
            <text:p>0,424915</text:p>
          </table:table-cell>
          <table:table-cell table:style-name="ce1" office:value-type="float" office:value="202540347" calcext:value-type="float">
            <text:p>202540347</text:p>
          </table:table-cell>
          <table:table-cell office:value-type="float" office:value="7.45685" calcext:value-type="float">
            <text:p>7,45685</text:p>
          </table:table-cell>
          <table:table-cell office:value-type="float" office:value="3645" calcext:value-type="float">
            <text:p>3645</text:p>
          </table:table-cell>
          <table:table-cell office:value-type="float" office:value="9.938" calcext:value-type="float">
            <text:p>9,938</text:p>
          </table:table-cell>
          <table:table-cell table:style-name="ce1" office:value-type="float" office:value="2896043003" calcext:value-type="float">
            <text:p>2896043003</text:p>
          </table:table-cell>
          <table:table-cell office:value-type="float" office:value="0.402941" calcext:value-type="float">
            <text:p>0,402941</text:p>
          </table:table-cell>
          <table:table-cell office:value-type="float" office:value="965" calcext:value-type="float">
            <text:p>965</text:p>
          </table:table-cell>
          <table:table-cell office:value-type="float" office:value="0.571176" calcext:value-type="float">
            <text:p>0,571176</text:p>
          </table:table-cell>
          <table:table-cell table:style-name="ce1" office:value-type="float" office:value="226960462" calcext:value-type="float">
            <text:p>226960462</text:p>
          </table:table-cell>
          <table:table-cell office:value-type="float" office:value="2.00809" calcext:value-type="float">
            <text:p>2,00809</text:p>
          </table:table-cell>
          <table:table-cell office:value-type="float" office:value="2308" calcext:value-type="float">
            <text:p>2308</text:p>
          </table:table-cell>
          <table:table-cell office:value-type="float" office:value="3.03215" calcext:value-type="float">
            <text:p>3,03215</text:p>
          </table:table-cell>
          <table:table-cell table:style-name="ce1" office:value-type="float" office:value="543910526" calcext:value-type="float">
            <text:p>543910526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2]+[.B53]+[.B54]+[.B55]+[.B56])/5" office:value-type="float" office:value="0.295708" calcext:value-type="float">
            <text:p>0,295708</text:p>
          </table:table-cell>
          <table:table-cell table:formula="of:=([.C52]+[.C53]+[.C54]+[.C55]+[.C56])/5" office:value-type="float" office:value="1003" calcext:value-type="float">
            <text:p>1003</text:p>
          </table:table-cell>
          <table:table-cell table:formula="of:=([.D52]+[.D53]+[.D54]+[.D55]+[.D56])/5" office:value-type="float" office:value="0.424915" calcext:value-type="float">
            <text:p>0,424915</text:p>
          </table:table-cell>
          <table:table-cell table:style-name="ce1" table:formula="of:=([.E52]+[.E53]+[.E54]+[.E55]+[.E56])/5" office:value-type="float" office:value="218676358.4" calcext:value-type="float">
            <text:p>218676358,4</text:p>
          </table:table-cell>
          <table:table-cell table:formula="of:=([.F52]+[.F53]+[.F54]+[.F55]+[.F56])/5" office:value-type="float" office:value="7.45685" calcext:value-type="float">
            <text:p>7,45685</text:p>
          </table:table-cell>
          <table:table-cell table:formula="of:=([.G52]+[.G53]+[.G54]+[.G55]+[.G56])/5" office:value-type="float" office:value="3645" calcext:value-type="float">
            <text:p>3645</text:p>
          </table:table-cell>
          <table:table-cell table:formula="of:=([.H52]+[.H53]+[.H54]+[.H55]+[.H56])/5" office:value-type="float" office:value="9.938" calcext:value-type="float">
            <text:p>9,938</text:p>
          </table:table-cell>
          <table:table-cell table:style-name="ce1" table:formula="of:=([.I52]+[.I53]+[.I54]+[.I55]+[.I56])/5" office:value-type="float" office:value="2745535693.4" calcext:value-type="float">
            <text:p>2745535693,4</text:p>
          </table:table-cell>
          <table:table-cell table:formula="of:=([.J52]+[.J53]+[.J54]+[.J55]+[.J56])/5" office:value-type="float" office:value="0.402941" calcext:value-type="float">
            <text:p>0,402941</text:p>
          </table:table-cell>
          <table:table-cell table:formula="of:=([.K52]+[.K53]+[.K54]+[.K55]+[.K56])/5" office:value-type="float" office:value="965" calcext:value-type="float">
            <text:p>965</text:p>
          </table:table-cell>
          <table:table-cell table:formula="of:=([.L52]+[.L53]+[.L54]+[.L55]+[.L56])/5" office:value-type="float" office:value="0.571176" calcext:value-type="float">
            <text:p>0,571176</text:p>
          </table:table-cell>
          <table:table-cell table:style-name="ce1" table:formula="of:=([.M52]+[.M53]+[.M54]+[.M55]+[.M56])/5" office:value-type="float" office:value="226165123.8" calcext:value-type="float">
            <text:p>226165123,8</text:p>
          </table:table-cell>
          <table:table-cell table:formula="of:=([.N52]+[.N53]+[.N54]+[.N55]+[.N56])/5" office:value-type="float" office:value="2.00809" calcext:value-type="float">
            <text:p>2,00809</text:p>
          </table:table-cell>
          <table:table-cell table:formula="of:=([.O52]+[.O53]+[.O54]+[.O55]+[.O56])/5" office:value-type="float" office:value="2308" calcext:value-type="float">
            <text:p>2308</text:p>
          </table:table-cell>
          <table:table-cell table:formula="of:=([.P52]+[.P53]+[.P54]+[.P55]+[.P56])/5" office:value-type="float" office:value="3.03215" calcext:value-type="float">
            <text:p>3,03215</text:p>
          </table:table-cell>
          <table:table-cell table:style-name="ce1" table:formula="of:=([.Q52]+[.Q53]+[.Q54]+[.Q55]+[.Q56])/5" office:value-type="float" office:value="542587796.2" calcext:value-type="float">
            <text:p>542587796,2</text:p>
          </table:table-cell>
        </table:table-row>
        <table:table-row table:style-name="ro1">
          <table:table-cell table:style-name="ce4" office:value-type="string" calcext:value-type="string">
            <text:p>2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97826" calcext:value-type="float">
            <text:p>0,297826</text:p>
          </table:table-cell>
          <table:table-cell office:value-type="float" office:value="959" calcext:value-type="float">
            <text:p>959</text:p>
          </table:table-cell>
          <table:table-cell office:value-type="float" office:value="0.418064" calcext:value-type="float">
            <text:p>0,418064</text:p>
          </table:table-cell>
          <table:table-cell table:style-name="ce1" office:value-type="float" office:value="211920535" calcext:value-type="float">
            <text:p>211920535</text:p>
          </table:table-cell>
          <table:table-cell office:value-type="float" office:value="7.46496" calcext:value-type="float">
            <text:p>7,46496</text:p>
          </table:table-cell>
          <table:table-cell office:value-type="float" office:value="3643" calcext:value-type="float">
            <text:p>3643</text:p>
          </table:table-cell>
          <table:table-cell office:value-type="float" office:value="9.9103" calcext:value-type="float">
            <text:p>9,9103</text:p>
          </table:table-cell>
          <table:table-cell table:style-name="ce1" office:value-type="float" office:value="4184093061" calcext:value-type="float">
            <text:p>4184093061</text:p>
          </table:table-cell>
          <table:table-cell office:value-type="float" office:value="0.394876" calcext:value-type="float">
            <text:p>0,394876</text:p>
          </table:table-cell>
          <table:table-cell office:value-type="float" office:value="908" calcext:value-type="float">
            <text:p>908</text:p>
          </table:table-cell>
          <table:table-cell office:value-type="float" office:value="0.548105" calcext:value-type="float">
            <text:p>0,548105</text:p>
          </table:table-cell>
          <table:table-cell table:style-name="ce1" office:value-type="float" office:value="259674917" calcext:value-type="float">
            <text:p>259674917</text:p>
          </table:table-cell>
          <table:table-cell office:value-type="float" office:value="1.99897" calcext:value-type="float">
            <text:p>1,99897</text:p>
          </table:table-cell>
          <table:table-cell office:value-type="float" office:value="2351" calcext:value-type="float">
            <text:p>2351</text:p>
          </table:table-cell>
          <table:table-cell office:value-type="float" office:value="2.99868" calcext:value-type="float">
            <text:p>2,99868</text:p>
          </table:table-cell>
          <table:table-cell table:style-name="ce1" office:value-type="float" office:value="497093588" calcext:value-type="float">
            <text:p>497093588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97826" calcext:value-type="float">
            <text:p>0,297826</text:p>
          </table:table-cell>
          <table:table-cell office:value-type="float" office:value="959" calcext:value-type="float">
            <text:p>959</text:p>
          </table:table-cell>
          <table:table-cell office:value-type="float" office:value="0.418064" calcext:value-type="float">
            <text:p>0,418064</text:p>
          </table:table-cell>
          <table:table-cell table:style-name="ce1" office:value-type="float" office:value="217667460" calcext:value-type="float">
            <text:p>217667460</text:p>
          </table:table-cell>
          <table:table-cell office:value-type="float" office:value="7.46496" calcext:value-type="float">
            <text:p>7,46496</text:p>
          </table:table-cell>
          <table:table-cell office:value-type="float" office:value="3643" calcext:value-type="float">
            <text:p>3643</text:p>
          </table:table-cell>
          <table:table-cell office:value-type="float" office:value="9.9103" calcext:value-type="float">
            <text:p>9,9103</text:p>
          </table:table-cell>
          <table:table-cell table:style-name="ce1" office:value-type="float" office:value="4084121463" calcext:value-type="float">
            <text:p>4084121463</text:p>
          </table:table-cell>
          <table:table-cell office:value-type="float" office:value="0.394876" calcext:value-type="float">
            <text:p>0,394876</text:p>
          </table:table-cell>
          <table:table-cell office:value-type="float" office:value="908" calcext:value-type="float">
            <text:p>908</text:p>
          </table:table-cell>
          <table:table-cell office:value-type="float" office:value="0.548105" calcext:value-type="float">
            <text:p>0,548105</text:p>
          </table:table-cell>
          <table:table-cell table:style-name="ce1" office:value-type="float" office:value="258301037" calcext:value-type="float">
            <text:p>258301037</text:p>
          </table:table-cell>
          <table:table-cell office:value-type="float" office:value="1.99897" calcext:value-type="float">
            <text:p>1,99897</text:p>
          </table:table-cell>
          <table:table-cell office:value-type="float" office:value="2351" calcext:value-type="float">
            <text:p>2351</text:p>
          </table:table-cell>
          <table:table-cell office:value-type="float" office:value="2.99868" calcext:value-type="float">
            <text:p>2,99868</text:p>
          </table:table-cell>
          <table:table-cell table:style-name="ce1" office:value-type="float" office:value="506889333" calcext:value-type="float">
            <text:p>506889333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97826" calcext:value-type="float">
            <text:p>0,297826</text:p>
          </table:table-cell>
          <table:table-cell office:value-type="float" office:value="959" calcext:value-type="float">
            <text:p>959</text:p>
          </table:table-cell>
          <table:table-cell office:value-type="float" office:value="0.418064" calcext:value-type="float">
            <text:p>0,418064</text:p>
          </table:table-cell>
          <table:table-cell table:style-name="ce1" office:value-type="float" office:value="213545055" calcext:value-type="float">
            <text:p>213545055</text:p>
          </table:table-cell>
          <table:table-cell office:value-type="float" office:value="7.46496" calcext:value-type="float">
            <text:p>7,46496</text:p>
          </table:table-cell>
          <table:table-cell office:value-type="float" office:value="3643" calcext:value-type="float">
            <text:p>3643</text:p>
          </table:table-cell>
          <table:table-cell office:value-type="float" office:value="9.9103" calcext:value-type="float">
            <text:p>9,9103</text:p>
          </table:table-cell>
          <table:table-cell table:style-name="ce1" office:value-type="float" office:value="4093603839" calcext:value-type="float">
            <text:p>4093603839</text:p>
          </table:table-cell>
          <table:table-cell office:value-type="float" office:value="0.394876" calcext:value-type="float">
            <text:p>0,394876</text:p>
          </table:table-cell>
          <table:table-cell office:value-type="float" office:value="908" calcext:value-type="float">
            <text:p>908</text:p>
          </table:table-cell>
          <table:table-cell office:value-type="float" office:value="0.548105" calcext:value-type="float">
            <text:p>0,548105</text:p>
          </table:table-cell>
          <table:table-cell table:style-name="ce1" office:value-type="float" office:value="258754126" calcext:value-type="float">
            <text:p>258754126</text:p>
          </table:table-cell>
          <table:table-cell office:value-type="float" office:value="1.99897" calcext:value-type="float">
            <text:p>1,99897</text:p>
          </table:table-cell>
          <table:table-cell office:value-type="float" office:value="2351" calcext:value-type="float">
            <text:p>2351</text:p>
          </table:table-cell>
          <table:table-cell office:value-type="float" office:value="2.99868" calcext:value-type="float">
            <text:p>2,99868</text:p>
          </table:table-cell>
          <table:table-cell table:style-name="ce1" office:value-type="float" office:value="501208494" calcext:value-type="float">
            <text:p>501208494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97826" calcext:value-type="float">
            <text:p>0,297826</text:p>
          </table:table-cell>
          <table:table-cell office:value-type="float" office:value="959" calcext:value-type="float">
            <text:p>959</text:p>
          </table:table-cell>
          <table:table-cell office:value-type="float" office:value="0.418064" calcext:value-type="float">
            <text:p>0,418064</text:p>
          </table:table-cell>
          <table:table-cell table:style-name="ce1" office:value-type="float" office:value="213770052" calcext:value-type="float">
            <text:p>213770052</text:p>
          </table:table-cell>
          <table:table-cell office:value-type="float" office:value="7.46496" calcext:value-type="float">
            <text:p>7,46496</text:p>
          </table:table-cell>
          <table:table-cell office:value-type="float" office:value="3643" calcext:value-type="float">
            <text:p>3643</text:p>
          </table:table-cell>
          <table:table-cell office:value-type="float" office:value="9.9103" calcext:value-type="float">
            <text:p>9,9103</text:p>
          </table:table-cell>
          <table:table-cell table:style-name="ce1" office:value-type="float" office:value="4112699581" calcext:value-type="float">
            <text:p>4112699581</text:p>
          </table:table-cell>
          <table:table-cell office:value-type="float" office:value="0.394876" calcext:value-type="float">
            <text:p>0,394876</text:p>
          </table:table-cell>
          <table:table-cell office:value-type="float" office:value="908" calcext:value-type="float">
            <text:p>908</text:p>
          </table:table-cell>
          <table:table-cell office:value-type="float" office:value="0.548105" calcext:value-type="float">
            <text:p>0,548105</text:p>
          </table:table-cell>
          <table:table-cell table:style-name="ce1" office:value-type="float" office:value="258252763" calcext:value-type="float">
            <text:p>258252763</text:p>
          </table:table-cell>
          <table:table-cell office:value-type="float" office:value="1.99897" calcext:value-type="float">
            <text:p>1,99897</text:p>
          </table:table-cell>
          <table:table-cell office:value-type="float" office:value="2351" calcext:value-type="float">
            <text:p>2351</text:p>
          </table:table-cell>
          <table:table-cell office:value-type="float" office:value="2.99868" calcext:value-type="float">
            <text:p>2,99868</text:p>
          </table:table-cell>
          <table:table-cell table:style-name="ce1" office:value-type="float" office:value="504554331" calcext:value-type="float">
            <text:p>504554331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97826" calcext:value-type="float">
            <text:p>0,297826</text:p>
          </table:table-cell>
          <table:table-cell office:value-type="float" office:value="959" calcext:value-type="float">
            <text:p>959</text:p>
          </table:table-cell>
          <table:table-cell office:value-type="float" office:value="0.418064" calcext:value-type="float">
            <text:p>0,418064</text:p>
          </table:table-cell>
          <table:table-cell table:style-name="ce1" office:value-type="float" office:value="204630014" calcext:value-type="float">
            <text:p>204630014</text:p>
          </table:table-cell>
          <table:table-cell office:value-type="float" office:value="7.46496" calcext:value-type="float">
            <text:p>7,46496</text:p>
          </table:table-cell>
          <table:table-cell office:value-type="float" office:value="3643" calcext:value-type="float">
            <text:p>3643</text:p>
          </table:table-cell>
          <table:table-cell office:value-type="float" office:value="9.9103" calcext:value-type="float">
            <text:p>9,9103</text:p>
          </table:table-cell>
          <table:table-cell table:style-name="ce1" office:value-type="float" office:value="4072612510" calcext:value-type="float">
            <text:p>4072612510</text:p>
          </table:table-cell>
          <table:table-cell office:value-type="float" office:value="0.394876" calcext:value-type="float">
            <text:p>0,394876</text:p>
          </table:table-cell>
          <table:table-cell office:value-type="float" office:value="908" calcext:value-type="float">
            <text:p>908</text:p>
          </table:table-cell>
          <table:table-cell office:value-type="float" office:value="0.548105" calcext:value-type="float">
            <text:p>0,548105</text:p>
          </table:table-cell>
          <table:table-cell table:style-name="ce1" office:value-type="float" office:value="257974234" calcext:value-type="float">
            <text:p>257974234</text:p>
          </table:table-cell>
          <table:table-cell office:value-type="float" office:value="1.99897" calcext:value-type="float">
            <text:p>1,99897</text:p>
          </table:table-cell>
          <table:table-cell office:value-type="float" office:value="2351" calcext:value-type="float">
            <text:p>2351</text:p>
          </table:table-cell>
          <table:table-cell office:value-type="float" office:value="2.99868" calcext:value-type="float">
            <text:p>2,99868</text:p>
          </table:table-cell>
          <table:table-cell table:style-name="ce1" office:value-type="float" office:value="499957356" calcext:value-type="float">
            <text:p>499957356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9]+[.B60]+[.B61]+[.B62]+[.B63])/5" office:value-type="float" office:value="0.297826" calcext:value-type="float">
            <text:p>0,297826</text:p>
          </table:table-cell>
          <table:table-cell table:formula="of:=([.C59]+[.C60]+[.C61]+[.C62]+[.C63])/5" office:value-type="float" office:value="959" calcext:value-type="float">
            <text:p>959</text:p>
          </table:table-cell>
          <table:table-cell table:formula="of:=([.D59]+[.D60]+[.D61]+[.D62]+[.D63])/5" office:value-type="float" office:value="0.418064" calcext:value-type="float">
            <text:p>0,418064</text:p>
          </table:table-cell>
          <table:table-cell table:style-name="ce1" table:formula="of:=([.E59]+[.E60]+[.E61]+[.E62]+[.E63])/5" office:value-type="float" office:value="212306623.2" calcext:value-type="float">
            <text:p>212306623,2</text:p>
          </table:table-cell>
          <table:table-cell table:formula="of:=([.F59]+[.F60]+[.F61]+[.F62]+[.F63])/5" office:value-type="float" office:value="7.46496" calcext:value-type="float">
            <text:p>7,46496</text:p>
          </table:table-cell>
          <table:table-cell table:formula="of:=([.G59]+[.G60]+[.G61]+[.G62]+[.G63])/5" office:value-type="float" office:value="3643" calcext:value-type="float">
            <text:p>3643</text:p>
          </table:table-cell>
          <table:table-cell table:formula="of:=([.H59]+[.H60]+[.H61]+[.H62]+[.H63])/5" office:value-type="float" office:value="9.9103" calcext:value-type="float">
            <text:p>9,9103</text:p>
          </table:table-cell>
          <table:table-cell table:style-name="ce1" table:formula="of:=([.I59]+[.I60]+[.I61]+[.I62]+[.I63])/5" office:value-type="float" office:value="4109426090.8" calcext:value-type="float">
            <text:p>4109426090,8</text:p>
          </table:table-cell>
          <table:table-cell table:formula="of:=([.J59]+[.J60]+[.J61]+[.J62]+[.J63])/5" office:value-type="float" office:value="0.394876" calcext:value-type="float">
            <text:p>0,394876</text:p>
          </table:table-cell>
          <table:table-cell table:formula="of:=([.K59]+[.K60]+[.K61]+[.K62]+[.K63])/5" office:value-type="float" office:value="908" calcext:value-type="float">
            <text:p>908</text:p>
          </table:table-cell>
          <table:table-cell table:formula="of:=([.L59]+[.L60]+[.L61]+[.L62]+[.L63])/5" office:value-type="float" office:value="0.548105" calcext:value-type="float">
            <text:p>0,548105</text:p>
          </table:table-cell>
          <table:table-cell table:style-name="ce1" table:formula="of:=([.M59]+[.M60]+[.M61]+[.M62]+[.M63])/5" office:value-type="float" office:value="258591415.4" calcext:value-type="float">
            <text:p>258591415,4</text:p>
          </table:table-cell>
          <table:table-cell table:formula="of:=([.N59]+[.N60]+[.N61]+[.N62]+[.N63])/5" office:value-type="float" office:value="1.99897" calcext:value-type="float">
            <text:p>1,99897</text:p>
          </table:table-cell>
          <table:table-cell table:formula="of:=([.O59]+[.O60]+[.O61]+[.O62]+[.O63])/5" office:value-type="float" office:value="2351" calcext:value-type="float">
            <text:p>2351</text:p>
          </table:table-cell>
          <table:table-cell table:formula="of:=([.P59]+[.P60]+[.P61]+[.P62]+[.P63])/5" office:value-type="float" office:value="2.99868" calcext:value-type="float">
            <text:p>2,99868</text:p>
          </table:table-cell>
          <table:table-cell table:style-name="ce1" table:formula="of:=([.Q59]+[.Q60]+[.Q61]+[.Q62]+[.Q63])/5" office:value-type="float" office:value="501940620.4" calcext:value-type="float">
            <text:p>501940620,4</text:p>
          </table:table-cell>
        </table:table-row>
        <table:table-row table:style-name="ro1">
          <table:table-cell table:style-name="ce4" office:value-type="string" calcext:value-type="string">
            <text:p>2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table:style-name="ce30" office:value-type="float" office:value="0.292394" calcext:value-type="float">
            <text:p>0,292394</text:p>
          </table:table-cell>
          <table:table-cell table:style-name="ce30" office:value-type="float" office:value="954" calcext:value-type="float">
            <text:p>954</text:p>
          </table:table-cell>
          <table:table-cell table:style-name="ce30" office:value-type="float" office:value="0.413435" calcext:value-type="float">
            <text:p>0,413435</text:p>
          </table:table-cell>
          <table:table-cell table:style-name="ce33" office:value-type="float" office:value="213101204" calcext:value-type="float">
            <text:p>213101204</text:p>
          </table:table-cell>
          <table:table-cell office:value-type="float" office:value="7.50026" calcext:value-type="float">
            <text:p>7,50026</text:p>
          </table:table-cell>
          <table:table-cell office:value-type="float" office:value="3607" calcext:value-type="float">
            <text:p>3607</text:p>
          </table:table-cell>
          <table:table-cell office:value-type="float" office:value="9.9356" calcext:value-type="float">
            <text:p>9,9356</text:p>
          </table:table-cell>
          <table:table-cell table:style-name="ce1" office:value-type="float" office:value="4485494576" calcext:value-type="float">
            <text:p>4485494576</text:p>
          </table:table-cell>
          <table:table-cell office:value-type="float" office:value="0.396125" calcext:value-type="float">
            <text:p>0,396125</text:p>
          </table:table-cell>
          <table:table-cell office:value-type="float" office:value="940" calcext:value-type="float">
            <text:p>940</text:p>
          </table:table-cell>
          <table:table-cell office:value-type="float" office:value="0.557702" calcext:value-type="float">
            <text:p>0,557702</text:p>
          </table:table-cell>
          <table:table-cell table:style-name="ce1" office:value-type="float" office:value="222376686" calcext:value-type="float">
            <text:p>222376686</text:p>
          </table:table-cell>
          <table:table-cell office:value-type="float" office:value="2.02738" calcext:value-type="float">
            <text:p>2,02738</text:p>
          </table:table-cell>
          <table:table-cell office:value-type="float" office:value="2341" calcext:value-type="float">
            <text:p>2341</text:p>
          </table:table-cell>
          <table:table-cell office:value-type="float" office:value="3.03314" calcext:value-type="float">
            <text:p>3,03314</text:p>
          </table:table-cell>
          <table:table-cell table:style-name="ce1" office:value-type="float" office:value="535152523" calcext:value-type="float">
            <text:p>535152523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table:style-name="ce30" office:value-type="float" office:value="0.292394" calcext:value-type="float">
            <text:p>0,292394</text:p>
          </table:table-cell>
          <table:table-cell table:style-name="ce30" office:value-type="float" office:value="954" calcext:value-type="float">
            <text:p>954</text:p>
          </table:table-cell>
          <table:table-cell table:style-name="ce30" office:value-type="float" office:value="0.413435" calcext:value-type="float">
            <text:p>0,413435</text:p>
          </table:table-cell>
          <table:table-cell table:style-name="ce33" office:value-type="float" office:value="232520806" calcext:value-type="float">
            <text:p>232520806</text:p>
          </table:table-cell>
          <table:table-cell office:value-type="float" office:value="7.50026" calcext:value-type="float">
            <text:p>7,50026</text:p>
          </table:table-cell>
          <table:table-cell office:value-type="float" office:value="3607" calcext:value-type="float">
            <text:p>3607</text:p>
          </table:table-cell>
          <table:table-cell office:value-type="float" office:value="9.9356" calcext:value-type="float">
            <text:p>9,9356</text:p>
          </table:table-cell>
          <table:table-cell table:style-name="ce1" office:value-type="float" office:value="4450726174" calcext:value-type="float">
            <text:p>4450726174</text:p>
          </table:table-cell>
          <table:table-cell office:value-type="float" office:value="0.396125" calcext:value-type="float">
            <text:p>0,396125</text:p>
          </table:table-cell>
          <table:table-cell office:value-type="float" office:value="940" calcext:value-type="float">
            <text:p>940</text:p>
          </table:table-cell>
          <table:table-cell office:value-type="float" office:value="0.557702" calcext:value-type="float">
            <text:p>0,557702</text:p>
          </table:table-cell>
          <table:table-cell table:style-name="ce1" office:value-type="float" office:value="225178426" calcext:value-type="float">
            <text:p>225178426</text:p>
          </table:table-cell>
          <table:table-cell office:value-type="float" office:value="2.02738" calcext:value-type="float">
            <text:p>2,02738</text:p>
          </table:table-cell>
          <table:table-cell office:value-type="float" office:value="2341" calcext:value-type="float">
            <text:p>2341</text:p>
          </table:table-cell>
          <table:table-cell office:value-type="float" office:value="3.03314" calcext:value-type="float">
            <text:p>3,03314</text:p>
          </table:table-cell>
          <table:table-cell table:style-name="ce1" office:value-type="float" office:value="540147876" calcext:value-type="float">
            <text:p>540147876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table:style-name="ce30" office:value-type="float" office:value="0.292394" calcext:value-type="float">
            <text:p>0,292394</text:p>
          </table:table-cell>
          <table:table-cell table:style-name="ce30" office:value-type="float" office:value="954" calcext:value-type="float">
            <text:p>954</text:p>
          </table:table-cell>
          <table:table-cell table:style-name="ce30" office:value-type="float" office:value="0.413435" calcext:value-type="float">
            <text:p>0,413435</text:p>
          </table:table-cell>
          <table:table-cell table:style-name="ce33" office:value-type="float" office:value="232867322" calcext:value-type="float">
            <text:p>232867322</text:p>
          </table:table-cell>
          <table:table-cell office:value-type="float" office:value="7.50026" calcext:value-type="float">
            <text:p>7,50026</text:p>
          </table:table-cell>
          <table:table-cell office:value-type="float" office:value="3607" calcext:value-type="float">
            <text:p>3607</text:p>
          </table:table-cell>
          <table:table-cell office:value-type="float" office:value="9.9356" calcext:value-type="float">
            <text:p>9,9356</text:p>
          </table:table-cell>
          <table:table-cell table:style-name="ce1" office:value-type="float" office:value="4439269457" calcext:value-type="float">
            <text:p>4439269457</text:p>
          </table:table-cell>
          <table:table-cell office:value-type="float" office:value="0.396125" calcext:value-type="float">
            <text:p>0,396125</text:p>
          </table:table-cell>
          <table:table-cell office:value-type="float" office:value="940" calcext:value-type="float">
            <text:p>940</text:p>
          </table:table-cell>
          <table:table-cell office:value-type="float" office:value="0.557702" calcext:value-type="float">
            <text:p>0,557702</text:p>
          </table:table-cell>
          <table:table-cell table:style-name="ce1" office:value-type="float" office:value="224212861" calcext:value-type="float">
            <text:p>224212861</text:p>
          </table:table-cell>
          <table:table-cell office:value-type="float" office:value="2.02738" calcext:value-type="float">
            <text:p>2,02738</text:p>
          </table:table-cell>
          <table:table-cell office:value-type="float" office:value="2341" calcext:value-type="float">
            <text:p>2341</text:p>
          </table:table-cell>
          <table:table-cell office:value-type="float" office:value="3.03314" calcext:value-type="float">
            <text:p>3,03314</text:p>
          </table:table-cell>
          <table:table-cell table:style-name="ce1" office:value-type="float" office:value="529919038" calcext:value-type="float">
            <text:p>529919038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table:style-name="ce30" office:value-type="float" office:value="0.292394" calcext:value-type="float">
            <text:p>0,292394</text:p>
          </table:table-cell>
          <table:table-cell table:style-name="ce30" office:value-type="float" office:value="954" calcext:value-type="float">
            <text:p>954</text:p>
          </table:table-cell>
          <table:table-cell table:style-name="ce30" office:value-type="float" office:value="0.413435" calcext:value-type="float">
            <text:p>0,413435</text:p>
          </table:table-cell>
          <table:table-cell table:style-name="ce33" office:value-type="float" office:value="232321150" calcext:value-type="float">
            <text:p>232321150</text:p>
          </table:table-cell>
          <table:table-cell office:value-type="float" office:value="7.50026" calcext:value-type="float">
            <text:p>7,50026</text:p>
          </table:table-cell>
          <table:table-cell office:value-type="float" office:value="3607" calcext:value-type="float">
            <text:p>3607</text:p>
          </table:table-cell>
          <table:table-cell office:value-type="float" office:value="9.9356" calcext:value-type="float">
            <text:p>9,9356</text:p>
          </table:table-cell>
          <table:table-cell table:style-name="ce1" office:value-type="float" office:value="4494829778" calcext:value-type="float">
            <text:p>4494829778</text:p>
          </table:table-cell>
          <table:table-cell office:value-type="float" office:value="0.396125" calcext:value-type="float">
            <text:p>0,396125</text:p>
          </table:table-cell>
          <table:table-cell office:value-type="float" office:value="940" calcext:value-type="float">
            <text:p>940</text:p>
          </table:table-cell>
          <table:table-cell office:value-type="float" office:value="0.557702" calcext:value-type="float">
            <text:p>0,557702</text:p>
          </table:table-cell>
          <table:table-cell table:style-name="ce1" office:value-type="float" office:value="226587329" calcext:value-type="float">
            <text:p>226587329</text:p>
          </table:table-cell>
          <table:table-cell office:value-type="float" office:value="2.02738" calcext:value-type="float">
            <text:p>2,02738</text:p>
          </table:table-cell>
          <table:table-cell office:value-type="float" office:value="2341" calcext:value-type="float">
            <text:p>2341</text:p>
          </table:table-cell>
          <table:table-cell office:value-type="float" office:value="3.03314" calcext:value-type="float">
            <text:p>3,03314</text:p>
          </table:table-cell>
          <table:table-cell table:style-name="ce1" office:value-type="float" office:value="535886223" calcext:value-type="float">
            <text:p>535886223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table:style-name="ce30" office:value-type="float" office:value="0.292394" calcext:value-type="float">
            <text:p>0,292394</text:p>
          </table:table-cell>
          <table:table-cell table:style-name="ce30" office:value-type="float" office:value="954" calcext:value-type="float">
            <text:p>954</text:p>
          </table:table-cell>
          <table:table-cell table:style-name="ce30" office:value-type="float" office:value="0.413435" calcext:value-type="float">
            <text:p>0,413435</text:p>
          </table:table-cell>
          <table:table-cell table:style-name="ce33" office:value-type="float" office:value="224217838" calcext:value-type="float">
            <text:p>224217838</text:p>
          </table:table-cell>
          <table:table-cell office:value-type="float" office:value="7.50026" calcext:value-type="float">
            <text:p>7,50026</text:p>
          </table:table-cell>
          <table:table-cell office:value-type="float" office:value="3607" calcext:value-type="float">
            <text:p>3607</text:p>
          </table:table-cell>
          <table:table-cell office:value-type="float" office:value="9.9356" calcext:value-type="float">
            <text:p>9,9356</text:p>
          </table:table-cell>
          <table:table-cell table:style-name="ce1" office:value-type="float" office:value="4487189348" calcext:value-type="float">
            <text:p>4487189348</text:p>
          </table:table-cell>
          <table:table-cell office:value-type="float" office:value="0.396125" calcext:value-type="float">
            <text:p>0,396125</text:p>
          </table:table-cell>
          <table:table-cell office:value-type="float" office:value="940" calcext:value-type="float">
            <text:p>940</text:p>
          </table:table-cell>
          <table:table-cell office:value-type="float" office:value="0.557702" calcext:value-type="float">
            <text:p>0,557702</text:p>
          </table:table-cell>
          <table:table-cell table:style-name="ce1" office:value-type="float" office:value="227083817" calcext:value-type="float">
            <text:p>227083817</text:p>
          </table:table-cell>
          <table:table-cell office:value-type="float" office:value="2.02738" calcext:value-type="float">
            <text:p>2,02738</text:p>
          </table:table-cell>
          <table:table-cell office:value-type="float" office:value="2341" calcext:value-type="float">
            <text:p>2341</text:p>
          </table:table-cell>
          <table:table-cell office:value-type="float" office:value="3.03314" calcext:value-type="float">
            <text:p>3,03314</text:p>
          </table:table-cell>
          <table:table-cell table:style-name="ce1" office:value-type="float" office:value="530862941" calcext:value-type="float">
            <text:p>530862941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9" table:formula="of:=([.B66]+[.B67]+[.B68]+[.B69]+[.B70])/5" office:value-type="float" office:value="0.292394" calcext:value-type="float">
            <text:p>0,292394</text:p>
          </table:table-cell>
          <table:table-cell table:style-name="ce9" table:formula="of:=([.C66]+[.C67]+[.C68]+[.C69]+[.C70])/5" office:value-type="float" office:value="954" calcext:value-type="float">
            <text:p>954</text:p>
          </table:table-cell>
          <table:table-cell table:style-name="ce9" table:formula="of:=([.D66]+[.D67]+[.D68]+[.D69]+[.D70])/5" office:value-type="float" office:value="0.413435" calcext:value-type="float">
            <text:p>0,413435</text:p>
          </table:table-cell>
          <table:table-cell table:style-name="ce2" table:formula="of:=([.E66]+[.E67]+[.E68]+[.E69]+[.E70])/5" office:value-type="float" office:value="227005664" calcext:value-type="float">
            <text:p>227005664</text:p>
          </table:table-cell>
          <table:table-cell table:style-name="ce9" table:formula="of:=([.F66]+[.F67]+[.F68]+[.F69]+[.F70])/5" office:value-type="float" office:value="7.50026" calcext:value-type="float">
            <text:p>7,50026</text:p>
          </table:table-cell>
          <table:table-cell table:style-name="ce9" table:formula="of:=([.G66]+[.G67]+[.G68]+[.G69]+[.G70])/5" office:value-type="float" office:value="3607" calcext:value-type="float">
            <text:p>3607</text:p>
          </table:table-cell>
          <table:table-cell table:style-name="ce9" table:formula="of:=([.H66]+[.H67]+[.H68]+[.H69]+[.H70])/5" office:value-type="float" office:value="9.9356" calcext:value-type="float">
            <text:p>9,9356</text:p>
          </table:table-cell>
          <table:table-cell table:style-name="ce2" table:formula="of:=([.I66]+[.I67]+[.I68]+[.I69]+[.I70])/5" office:value-type="float" office:value="4471501866.6" calcext:value-type="float">
            <text:p>4471501866,6</text:p>
          </table:table-cell>
          <table:table-cell table:style-name="ce9" table:formula="of:=([.J66]+[.J67]+[.J68]+[.J69]+[.J70])/5" office:value-type="float" office:value="0.396125" calcext:value-type="float">
            <text:p>0,396125</text:p>
          </table:table-cell>
          <table:table-cell table:style-name="ce9" table:formula="of:=([.K66]+[.K67]+[.K68]+[.K69]+[.K70])/5" office:value-type="float" office:value="940" calcext:value-type="float">
            <text:p>940</text:p>
          </table:table-cell>
          <table:table-cell table:style-name="ce9" table:formula="of:=([.L66]+[.L67]+[.L68]+[.L69]+[.L70])/5" office:value-type="float" office:value="0.557702" calcext:value-type="float">
            <text:p>0,557702</text:p>
          </table:table-cell>
          <table:table-cell table:style-name="ce2" table:formula="of:=([.M66]+[.M67]+[.M68]+[.M69]+[.M70])/5" office:value-type="float" office:value="225087823.8" calcext:value-type="float">
            <text:p>225087823,8</text:p>
          </table:table-cell>
          <table:table-cell table:style-name="ce9" table:formula="of:=([.N66]+[.N67]+[.N68]+[.N69]+[.N70])/5" office:value-type="float" office:value="2.02738" calcext:value-type="float">
            <text:p>2,02738</text:p>
          </table:table-cell>
          <table:table-cell table:style-name="ce9" table:formula="of:=([.O66]+[.O67]+[.O68]+[.O69]+[.O70])/5" office:value-type="float" office:value="2341" calcext:value-type="float">
            <text:p>2341</text:p>
          </table:table-cell>
          <table:table-cell table:style-name="ce9" table:formula="of:=([.P66]+[.P67]+[.P68]+[.P69]+[.P70])/5" office:value-type="float" office:value="3.03314" calcext:value-type="float">
            <text:p>3,03314</text:p>
          </table:table-cell>
          <table:table-cell table:style-name="ce2" table:formula="of:=([.Q66]+[.Q67]+[.Q68]+[.Q69]+[.Q70])/5" office:value-type="float" office:value="534393720.2" calcext:value-type="float">
            <text:p>534393720,2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8:04:13.5363171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5-21T18:11:55.290816029</dc:date>
    <meta:editing-duration>PT27M53S</meta:editing-duration>
    <meta:editing-cycles>6</meta:editing-cycles>
    <meta:generator>LibreOffice/6.0.7.3$Linux_X86_64 LibreOffice_project/00m0$Build-3</meta:generator>
    <meta:document-statistic meta:table-count="1" meta:cell-count="1051" meta:object-count="0"/>
  </office:meta>
</office:document-meta>
</file>